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entury Gothic" svg:font-family="Century Gothic" style:font-family-generic="swiss" style:font-pitch="variable" svg:panose-1="2 11 5 2 2 2 2 2 2 4"/>
    <style:font-face style:name="Futura Std Condensed Light" svg:font-family="Futura Std Condensed Light" style:font-family-generic="swiss" style:font-pitch="variable"/>
    <style:font-face style:name="Futura Std Medium" svg:font-family="Futura Std Medium" style:font-family-generic="swiss" style:font-pitch="variable"/>
    <style:font-face style:name="Cambria" svg:font-family="Cambria" style:font-family-generic="roman" style:font-pitch="variable" svg:panose-1="2 4 5 3 5 4 6 3 2 4"/>
    <style:font-face style:name="Futura Std Book" svg:font-family="Futura Std Book" style:font-family-generic="swiss" style:font-pitch="variable"/>
    <style:font-face style:name="CMU Serif" svg:font-family="CMU Serif" style:font-family-generic="system" style:font-pitch="variable"/>
    <style:font-face style:name="Futura Std Condensed" svg:font-family="Futura Std Condensed" style:font-family-generic="swiss" style:font-pitch="variable"/>
    <style:font-face style:name="MinionPro-Regular" svg:font-family="MinionPro-Regular"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style:style style:name="P1" style:parent-style-name="ArticleTitle" style:master-page-name="MP0" style:family="paragraph">
      <style:paragraph-properties fo:break-before="page"/>
      <style:text-properties fo:language="en" fo:country="US"/>
    </style:style>
    <style:style style:name="P2" style:parent-style-name="ArticleTitle-Trans1" style:family="paragraph">
      <style:text-properties fo:language="en" fo:country="US"/>
    </style:style>
    <style:style style:name="P3" style:parent-style-name="AbstractTitle" style:family="paragraph">
      <style:text-properties fo:language="en" fo:country="US"/>
    </style:style>
    <style:style style:name="P4" style:parent-style-name="AbstractTitle-Trans1" style:family="paragraph">
      <style:text-properties fo:font-style="normal" style:font-style-asian="normal" fo:language="en" fo:country="US"/>
    </style:style>
    <style:style style:name="P5" style:parent-style-name="Abstract-Trans1" style:family="paragraph">
      <style:text-properties fo:font-style="normal" style:font-style-asian="normal" fo:language="en" fo:country="US"/>
    </style:style>
    <style:style style:name="P6" style:parent-style-name="Keywords-Trans1" style:family="paragraph">
      <style:paragraph-properties>
        <style:tab-stops>
          <style:tab-stop style:type="left" style:position="3.0652in"/>
        </style:tab-stops>
      </style:paragraph-properties>
    </style:style>
    <style:style style:name="T7" style:parent-style-name="Fonteparág.padrão" style:family="text">
      <style:text-properties fo:font-weight="bold" style:font-weight-asian="bold" fo:font-style="normal" style:font-style-asian="normal" fo:language="en" fo:country="US"/>
    </style:style>
    <style:style style:name="T8" style:parent-style-name="Fonteparág.padrão" style:family="text">
      <style:text-properties fo:font-weight="bold" style:font-weight-asian="bold" fo:font-style="normal" style:font-style-asian="normal" fo:language="en" fo:country="US"/>
    </style:style>
    <style:style style:name="T9" style:parent-style-name="Fonteparág.padrão" style:family="text">
      <style:text-properties fo:font-style="normal" style:font-style-asian="normal" fo:language="en" fo:country="US"/>
    </style:style>
    <style:style style:name="P10" style:parent-style-name="Heading1" style:family="paragraph">
      <style:text-properties fo:language="en" fo:country="US"/>
    </style:style>
    <style:style style:name="P11" style:parent-style-name="AbstractTitle" style:family="paragraph">
      <style:text-properties fo:font-style="italic" style:font-style-asian="italic" fo:language="pt" fo:country="BR"/>
    </style:style>
    <style:style style:name="P12" style:parent-style-name="Keywords" style:family="paragraph">
      <style:paragraph-properties fo:text-align="justify"/>
    </style:style>
    <style:style style:name="T13" style:parent-style-name="AbstractChar" style:family="text">
      <style:text-properties fo:font-style="italic" style:font-style-asian="italic" fo:language="pt" fo:country="BR"/>
    </style:style>
    <style:style style:name="T14" style:parent-style-name="AbstractChar" style:family="text">
      <style:text-properties fo:font-style="italic" style:font-style-asian="italic" fo:language="pt" fo:country="BR"/>
    </style:style>
    <style:style style:name="T15" style:parent-style-name="Fonteparág.padrão" style:family="text">
      <style:text-properties fo:font-weight="bold" style:font-weight-asian="bold" fo:font-style="italic" style:font-style-asian="italic" fo:language="pt" fo:country="BR"/>
    </style:style>
    <style:style style:name="T16" style:parent-style-name="Fonteparág.padrão" style:family="text">
      <style:text-properties fo:font-style="italic" style:font-style-asian="italic" fo:language="pt" fo:country="BR"/>
    </style:style>
    <style:style style:name="T17" style:parent-style-name="AbstractChar" style:family="text">
      <style:text-properties fo:font-style="italic" style:font-style-asian="italic" fo:language="pt" fo:country="BR"/>
    </style:style>
    <style:style style:name="P18" style:parent-style-name="Heading1" style:master-page-name="MP1" style:family="paragraph">
      <style:paragraph-properties fo:break-before="page"/>
      <style:text-properties fo:language="en" fo:country="US"/>
    </style:style>
    <style:style style:name="T19" style:parent-style-name="Fonteparág.padrão" style:family="text">
      <style:text-properties fo:language="en" fo:country="US"/>
    </style:style>
    <style:style style:name="T20" style:parent-style-name="Fonteparág.padrão" style:family="text">
      <style:text-properties fo:language="en" fo:country="US"/>
    </style:style>
    <style:style style:name="T21" style:parent-style-name="Fonteparág.padrão" style:family="text">
      <style:text-properties fo:language="en" fo:country="US"/>
    </style:style>
    <style:style style:name="T22" style:parent-style-name="alt-edited" style:family="text">
      <style:text-properties fo:language="en"/>
    </style:style>
    <style:style style:name="P23" style:parent-style-name="Paragraph" style:family="paragraph">
      <style:paragraph-properties style:line-height-at-least="0.1527in" fo:margin-left="0.059in" fo:text-indent="-0.059in">
        <style:tab-stops/>
      </style:paragraph-properties>
    </style:style>
    <style:style style:name="T24" style:parent-style-name="Fonteparág.padrão" style:family="text">
      <style:text-properties fo:language="en" fo:country="US"/>
    </style:style>
    <style:style style:name="T25" style:parent-style-name="FootnoteChar" style:family="text">
      <style:text-properties fo:language="en" fo:country="US"/>
    </style:style>
    <style:style style:name="T26" style:parent-style-name="FootnoteChar" style:family="text">
      <style:text-properties fo:language="en" fo:country="US"/>
    </style:style>
    <style:style style:name="T27" style:parent-style-name="Fonteparág.padrão" style:family="text">
      <style:text-properties fo:language="en" fo:country="US"/>
    </style:style>
    <style:style style:name="T28" style:parent-style-name="Fonteparág.padrão" style:family="text">
      <style:text-properties fo:language="en" fo:country="US"/>
    </style:style>
    <style:style style:name="P29" style:parent-style-name="Paragraph" style:family="paragraph">
      <style:text-properties fo:language="en" fo:country="US"/>
    </style:style>
    <style:style style:name="P30" style:parent-style-name="Heading1" style:family="paragraph">
      <style:text-properties fo:language="en" fo:country="US"/>
    </style:style>
    <style:style style:name="T31" style:parent-style-name="Fonteparág.padrão" style:family="text">
      <style:text-properties fo:language="en" fo:country="US"/>
    </style:style>
    <style:style style:name="T32" style:parent-style-name="Fonteparág.padrão" style:family="text">
      <style:text-properties fo:font-style="italic" style:font-style-asian="italic" fo:language="en" fo:country="US"/>
    </style:style>
    <style:style style:name="T33" style:parent-style-name="Fonteparág.padrão" style:family="text">
      <style:text-properties fo:language="en" fo:country="US"/>
    </style:style>
    <style:style style:name="T34" style:parent-style-name="Fonteparág.padrão" style:family="text">
      <style:text-properties fo:font-style="italic" style:font-style-asian="italic" fo:language="en" fo:country="US"/>
    </style:style>
    <style:style style:name="T35" style:parent-style-name="Fonteparág.padrão" style:family="text">
      <style:text-properties fo:language="en" fo:country="US"/>
    </style:style>
    <style:style style:name="T36" style:parent-style-name="Fonteparág.padrão" style:family="text">
      <style:text-properties fo:language="en" fo:country="US"/>
    </style:style>
    <style:style style:name="P37" style:parent-style-name="Heading2" style:family="paragraph">
      <style:text-properties fo:language="en" fo:country="US"/>
    </style:style>
    <style:style style:name="P38" style:parent-style-name="Paragraph" style:family="paragraph">
      <style:text-properties fo:language="en" fo:country="US"/>
    </style:style>
    <style:style style:name="P39" style:parent-style-name="Paragraph" style:family="paragraph">
      <style:text-properties fo:language="en" fo:country="US"/>
    </style:style>
    <style:style style:name="T40" style:parent-style-name="Fonteparág.padrão" style:family="text">
      <style:text-properties fo:font-weight="bold" style:font-weight-asian="bold" fo:language="en" fo:country="US"/>
    </style:style>
    <style:style style:name="T41" style:parent-style-name="Fonteparág.padrão" style:family="text">
      <style:text-properties fo:language="en" fo:country="US"/>
    </style:style>
    <style:style style:name="T42" style:parent-style-name="Fonteparág.padrão" style:family="text">
      <style:text-properties fo:font-weight="bold" style:font-weight-asian="bold" fo:language="en" fo:country="US"/>
    </style:style>
    <style:style style:name="T43" style:parent-style-name="Fonteparág.padrão" style:family="text">
      <style:text-properties fo:language="en" fo:country="US"/>
    </style:style>
    <style:style style:name="TableColumn45" style:family="table-column">
      <style:table-column-properties style:column-width="1.527in"/>
    </style:style>
    <style:style style:name="TableColumn46" style:family="table-column">
      <style:table-column-properties style:column-width="2.0083in"/>
    </style:style>
    <style:style style:name="TableColumn47" style:family="table-column">
      <style:table-column-properties style:column-width="0.9625in"/>
    </style:style>
    <style:style style:name="TableColumn48" style:family="table-column">
      <style:table-column-properties style:column-width="1.8013in"/>
    </style:style>
    <style:style style:name="Table44" style:family="table">
      <style:table-properties style:width="6.2993in" style:rel-width="100%" fo:margin-left="0in" table:align="left"/>
    </style:style>
    <style:style style:name="TableRow49" style:family="table-row">
      <style:table-row-properties/>
    </style:style>
    <style:style style:name="TableCell5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51" style:parent-style-name="Fonteparág.padrão" style:family="text">
      <style:text-properties style:language-asian="pt" style:country-asian="BR"/>
    </style:style>
    <style:style style:name="TableCell5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53" style:parent-style-name="Fonteparág.padrão" style:family="text">
      <style:text-properties style:language-asian="pt" style:country-asian="BR"/>
    </style:style>
    <style:style style:name="TableCell5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55" style:parent-style-name="Fonteparág.padrão" style:family="text">
      <style:text-properties style:language-asian="pt" style:country-asian="BR"/>
    </style:style>
    <style:style style:name="TableCell5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57" style:parent-style-name="Fonteparág.padrão" style:family="text">
      <style:text-properties style:language-asian="pt" style:country-asian="BR"/>
    </style:style>
    <style:style style:name="TableRow58" style:family="table-row">
      <style:table-row-properties/>
    </style:style>
    <style:style style:name="TableCell5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60" style:parent-style-name="cite_bib" style:family="text">
      <style:text-properties fo:background-color="transparent" style:language-asian="pt" style:country-asian="BR"/>
    </style:style>
    <style:style style:name="TableCell6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2" style:parent-style-name="TableBody" style:family="paragraph">
      <style:text-properties style:language-asian="pt" style:country-asian="BR"/>
    </style:style>
    <style:style style:name="P63" style:parent-style-name="TableBody" style:family="paragraph">
      <style:text-properties fo:font-size="10pt" style:font-size-asian="10pt" style:font-size-complex="10pt" style:language-asian="pt" style:country-asian="BR"/>
    </style:style>
    <style:style style:name="TableCell6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65" style:parent-style-name="Fonteparág.padrão" style:family="text">
      <style:text-properties style:language-asian="pt" style:country-asian="BR"/>
    </style:style>
    <style:style style:name="T66" style:parent-style-name="Fonteparág.padrão" style:family="text">
      <style:text-properties style:language-asian="pt" style:country-asian="BR"/>
    </style:style>
    <style:style style:name="TableCell6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8" style:parent-style-name="TableBody" style:family="paragraph">
      <style:text-properties style:language-asian="pt" style:country-asian="BR"/>
    </style:style>
    <style:style style:name="TableRow69" style:family="table-row">
      <style:table-row-properties/>
    </style:style>
    <style:style style:name="TableCell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71" style:parent-style-name="cite_bib" style:family="text">
      <style:text-properties fo:background-color="transparent" style:language-asian="pt" style:country-asian="BR"/>
    </style:style>
    <style:style style:name="TableCell7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73" style:parent-style-name="Fonteparág.padrão" style:family="text">
      <style:text-properties fo:language="en" fo:country="US" style:language-asian="pt" style:country-asian="BR"/>
    </style:style>
    <style:style style:name="TableCell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75" style:parent-style-name="Fonteparág.padrão" style:family="text">
      <style:text-properties style:language-asian="pt" style:country-asian="BR"/>
    </style:style>
    <style:style style:name="TableCell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7" style:parent-style-name="TableBody" style:family="paragraph">
      <style:text-properties style:language-asian="pt" style:country-asian="BR"/>
    </style:style>
    <style:style style:name="TableRow78" style:family="table-row">
      <style:table-row-properties/>
    </style:style>
    <style:style style:name="TableCell7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80" style:parent-style-name="cite_bib" style:family="text">
      <style:text-properties fo:background-color="transparent" style:language-asian="pt" style:country-asian="BR"/>
    </style:style>
    <style:style style:name="TableCell8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82" style:parent-style-name="Fonteparág.padrão" style:family="text">
      <style:text-properties style:language-asian="pt" style:country-asian="BR"/>
    </style:style>
    <style:style style:name="TableCell8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84" style:parent-style-name="Fonteparág.padrão" style:family="text">
      <style:text-properties style:language-asian="pt" style:country-asian="BR"/>
    </style:style>
    <style:style style:name="TableCell8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86" style:parent-style-name="Fonteparág.padrão" style:family="text">
      <style:text-properties style:language-asian="pt" style:country-asian="BR"/>
    </style:style>
    <style:style style:name="TableRow87" style:family="table-row">
      <style:table-row-properties/>
    </style:style>
    <style:style style:name="TableCell8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89" style:parent-style-name="cite_bib" style:family="text">
      <style:text-properties fo:background-color="transparent" style:language-asian="pt" style:country-asian="BR"/>
    </style:style>
    <style:style style:name="TableCell9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91" style:parent-style-name="Fonteparág.padrão" style:family="text">
      <style:text-properties style:language-asian="pt" style:country-asian="BR"/>
    </style:style>
    <style:style style:name="TableCell9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93" style:parent-style-name="Fonteparág.padrão" style:family="text">
      <style:text-properties style:language-asian="pt" style:country-asian="BR"/>
    </style:style>
    <style:style style:name="TableCell9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95" style:parent-style-name="Fonteparág.padrão" style:family="text">
      <style:text-properties fo:language="en" fo:country="US" style:language-asian="pt" style:country-asian="BR"/>
    </style:style>
    <style:style style:name="TableRow96" style:family="table-row">
      <style:table-row-properties/>
    </style:style>
    <style:style style:name="TableCell9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98" style:parent-style-name="cite_bib" style:family="text">
      <style:text-properties fo:background-color="transparent" style:language-asian="pt" style:country-asian="BR"/>
    </style:style>
    <style:style style:name="TableCell9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00" style:parent-style-name="Fonteparág.padrão" style:family="text">
      <style:text-properties fo:language="en" fo:country="US" style:language-asian="pt" style:country-asian="BR"/>
    </style:style>
    <style:style style:name="TableCell10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02" style:parent-style-name="Fonteparág.padrão" style:family="text">
      <style:text-properties style:language-asian="pt" style:country-asian="BR"/>
    </style:style>
    <style:style style:name="TableCell10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04" style:parent-style-name="Fonteparág.padrão" style:family="text">
      <style:text-properties style:language-asian="pt" style:country-asian="BR"/>
    </style:style>
    <style:style style:name="TableRow105" style:family="table-row">
      <style:table-row-properties/>
    </style:style>
    <style:style style:name="TableCell1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07" style:parent-style-name="cite_bib" style:family="text">
      <style:text-properties fo:background-color="transparent" style:language-asian="pt" style:country-asian="BR"/>
    </style:style>
    <style:style style:name="T108" style:parent-style-name="cite_bib" style:family="text">
      <style:text-properties fo:background-color="transparent" style:language-asian="pt" style:country-asian="BR"/>
    </style:style>
    <style:style style:name="TableCell10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10" style:parent-style-name="TableBody" style:family="paragraph">
      <style:text-properties style:language-asian="pt" style:country-asian="BR"/>
    </style:style>
    <style:style style:name="T111" style:parent-style-name="Fonteparág.padrão" style:family="text">
      <style:text-properties style:language-asian="pt" style:country-asian="BR"/>
    </style:style>
    <style:style style:name="TableCell11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13" style:parent-style-name="Fonteparág.padrão" style:family="text">
      <style:text-properties style:language-asian="pt" style:country-asian="BR"/>
    </style:style>
    <style:style style:name="TableCell11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15" style:parent-style-name="Fonteparág.padrão" style:family="text">
      <style:text-properties style:language-asian="pt" style:country-asian="BR"/>
    </style:style>
    <style:style style:name="TableRow116" style:family="table-row">
      <style:table-row-properties/>
    </style:style>
    <style:style style:name="TableCell11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18" style:parent-style-name="cite_bib" style:family="text">
      <style:text-properties fo:background-color="transparent" style:language-asian="pt" style:country-asian="BR"/>
    </style:style>
    <style:style style:name="TableCell11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0" style:parent-style-name="TableBody" style:family="paragraph">
      <style:text-properties style:language-asian="pt" style:country-asian="BR"/>
    </style:style>
    <style:style style:name="T121" style:parent-style-name="Fonteparág.padrão" style:family="text">
      <style:text-properties style:language-asian="pt" style:country-asian="BR"/>
    </style:style>
    <style:style style:name="TableCell12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23" style:parent-style-name="Fonteparág.padrão" style:family="text">
      <style:text-properties style:language-asian="pt" style:country-asian="BR"/>
    </style:style>
    <style:style style:name="TableCell12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25" style:parent-style-name="Fonteparág.padrão" style:family="text">
      <style:text-properties style:language-asian="pt" style:country-asian="BR"/>
    </style:style>
    <style:style style:name="TableRow126" style:family="table-row">
      <style:table-row-properties/>
    </style:style>
    <style:style style:name="TableCell12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28" style:parent-style-name="cite_bib" style:family="text">
      <style:text-properties fo:background-color="transparent" style:language-asian="pt" style:country-asian="BR"/>
    </style:style>
    <style:style style:name="TableCell12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30" style:parent-style-name="Fonteparág.padrão" style:family="text">
      <style:text-properties style:language-asian="pt" style:country-asian="BR"/>
    </style:style>
    <style:style style:name="TableCell13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32" style:parent-style-name="Fonteparág.padrão" style:family="text">
      <style:text-properties style:language-asian="pt" style:country-asian="BR"/>
    </style:style>
    <style:style style:name="TableCell1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34" style:parent-style-name="Fonteparág.padrão" style:family="text">
      <style:text-properties style:language-asian="pt" style:country-asian="BR"/>
    </style:style>
    <style:style style:name="TableRow135" style:family="table-row">
      <style:table-row-properties/>
    </style:style>
    <style:style style:name="TableCell13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37" style:parent-style-name="cite_bib" style:family="text">
      <style:text-properties fo:background-color="transparent" style:language-asian="pt" style:country-asian="BR"/>
    </style:style>
    <style:style style:name="TableCell13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39" style:parent-style-name="Fonteparág.padrão" style:family="text">
      <style:text-properties style:language-asian="pt" style:country-asian="BR"/>
    </style:style>
    <style:style style:name="TableCell14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41" style:parent-style-name="Fonteparág.padrão" style:family="text">
      <style:text-properties style:language-asian="pt" style:country-asian="BR"/>
    </style:style>
    <style:style style:name="TableCell14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43" style:parent-style-name="Fonteparág.padrão" style:family="text">
      <style:text-properties fo:language="en" fo:country="US" style:language-asian="pt" style:country-asian="BR"/>
    </style:style>
    <style:style style:name="TableRow144" style:family="table-row">
      <style:table-row-properties/>
    </style:style>
    <style:style style:name="TableCell14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46" style:parent-style-name="cite_bib" style:family="text">
      <style:text-properties fo:background-color="transparent" style:language-asian="pt" style:country-asian="BR"/>
    </style:style>
    <style:style style:name="TableCell14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48" style:parent-style-name="Fonteparág.padrão" style:family="text">
      <style:text-properties style:language-asian="pt" style:country-asian="BR"/>
    </style:style>
    <style:style style:name="TableCell14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50" style:parent-style-name="Fonteparág.padrão" style:family="text">
      <style:text-properties style:language-asian="pt" style:country-asian="BR"/>
    </style:style>
    <style:style style:name="TableCell15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152" style:parent-style-name="Fonteparág.padrão" style:family="text">
      <style:text-properties style:language-asian="pt" style:country-asian="BR"/>
    </style:style>
    <style:style style:name="P153" style:parent-style-name="TableFootnote" style:family="paragraph">
      <style:text-properties fo:language="en" fo:country="US"/>
    </style:style>
    <style:style style:name="P154" style:parent-style-name="Paragraph" style:family="paragraph">
      <style:text-properties fo:language="en" fo:country="US"/>
    </style:style>
    <style:style style:name="T155" style:parent-style-name="Fonteparág.padrão" style:family="text">
      <style:text-properties style:rfc-language-tag="es-ES_tradnl" fo:language="es"/>
    </style:style>
    <style:style style:name="T156" style:parent-style-name="Fonteparág.padrão" style:family="text">
      <style:text-properties fo:font-weight="bold" style:font-weight-asian="bold" fo:language="en" fo:country="US"/>
    </style:style>
    <style:style style:name="T157" style:parent-style-name="Fonteparág.padrão" style:family="text">
      <style:text-properties fo:language="en" fo:country="US"/>
    </style:style>
    <style:style style:name="T158" style:parent-style-name="Fonteparág.padrão" style:family="text">
      <style:text-properties fo:font-weight="bold" style:font-weight-asian="bold" fo:language="en" fo:country="US"/>
    </style:style>
    <style:style style:name="T159" style:parent-style-name="Fonteparág.padrão" style:family="text">
      <style:text-properties fo:language="en" fo:country="US"/>
    </style:style>
    <style:style style:name="T160" style:parent-style-name="cite_bib" style:family="text">
      <style:text-properties fo:background-color="transparent" fo:language="en" fo:country="US"/>
    </style:style>
    <style:style style:name="T161" style:parent-style-name="Fonteparág.padrão" style:family="text">
      <style:text-properties fo:language="en" fo:country="US"/>
    </style:style>
    <style:style style:name="P162" style:parent-style-name="Heading1" style:family="paragraph">
      <style:text-properties fo:language="en" fo:country="US"/>
    </style:style>
    <style:style style:name="P163" style:parent-style-name="Paragraph" style:family="paragraph">
      <style:text-properties fo:language="en" fo:country="US"/>
    </style:style>
    <style:style style:name="P164" style:parent-style-name="Paragraph" style:family="paragraph">
      <style:text-properties fo:language="en" fo:country="US"/>
    </style:style>
    <style:style style:name="P165" style:parent-style-name="BulletList1" style:family="paragraph"/>
    <style:style style:name="T166" style:parent-style-name="Fonteparág.padrão" style:family="text">
      <style:text-properties fo:font-weight="bold" style:font-weight-asian="bold" fo:language="en" fo:country="US"/>
    </style:style>
    <style:style style:name="T167" style:parent-style-name="Fonteparág.padrão" style:family="text">
      <style:text-properties fo:language="en" fo:country="US"/>
    </style:style>
    <style:style style:name="T168" style:parent-style-name="Fonteparág.padrão" style:family="text">
      <style:text-properties fo:language="en" fo:country="US"/>
    </style:style>
    <style:style style:name="T169" style:parent-style-name="Fonteparág.padrão" style:family="text">
      <style:text-properties fo:language="en" fo:country="US"/>
    </style:style>
    <style:style style:name="T170" style:parent-style-name="Fonteparág.padrão" style:family="text">
      <style:text-properties fo:language="en" fo:country="US"/>
    </style:style>
    <style:style style:name="P171" style:parent-style-name="BulletList1" style:family="paragraph"/>
    <style:style style:name="T172" style:parent-style-name="Fonteparág.padrão" style:family="text">
      <style:text-properties fo:font-weight="bold" style:font-weight-asian="bold" fo:language="en" fo:country="US"/>
    </style:style>
    <style:style style:name="T173" style:parent-style-name="Fonteparág.padrão" style:family="text">
      <style:text-properties fo:language="en" fo:country="US"/>
    </style:style>
    <style:style style:name="T174" style:parent-style-name="Fonteparág.padrão" style:family="text">
      <style:text-properties fo:language="en" fo:country="US"/>
    </style:style>
    <style:style style:name="P175" style:parent-style-name="BlockQuote" style:family="paragraph">
      <style:paragraph-properties fo:margin-bottom="0.1666in"/>
      <style:text-properties fo:language="en" fo:country="US"/>
    </style:style>
    <style:style style:name="P176" style:parent-style-name="BulletList1Alt" style:family="paragraph">
      <style:paragraph-properties fo:margin-left="0.1972in" fo:text-indent="-0.1972in">
        <style:tab-stops/>
      </style:paragraph-properties>
    </style:style>
    <style:style style:name="T177" style:parent-style-name="Fonteparág.padrão" style:family="text">
      <style:text-properties fo:font-weight="bold" style:font-weight-asian="bold" fo:language="en" fo:country="US"/>
    </style:style>
    <style:style style:name="T178" style:parent-style-name="Fonteparág.padrão" style:family="text">
      <style:text-properties fo:language="en" fo:country="US"/>
    </style:style>
    <style:style style:name="T179" style:parent-style-name="Fonteparág.padrão" style:family="text">
      <style:text-properties fo:language="en" fo:country="US"/>
    </style:style>
    <style:style style:name="T180" style:parent-style-name="Fonteparág.padrão" style:family="text">
      <style:text-properties fo:language="en" fo:country="US"/>
    </style:style>
    <style:style style:name="T181" style:parent-style-name="Fonteparág.padrão" style:family="text">
      <style:text-properties fo:font-weight="bold" style:font-weight-asian="bold" fo:language="en" fo:country="US"/>
    </style:style>
    <style:style style:name="T182" style:parent-style-name="Fonteparág.padrão" style:family="text">
      <style:text-properties fo:language="en" fo:country="US"/>
    </style:style>
    <style:style style:name="T183" style:parent-style-name="Fonteparág.padrão" style:family="text">
      <style:text-properties fo:language="en" fo:country="US"/>
    </style:style>
    <style:style style:name="P184" style:parent-style-name="Heading1" style:family="paragraph">
      <style:text-properties fo:language="en" fo:country="US"/>
    </style:style>
    <style:style style:name="T185" style:parent-style-name="Fonteparág.padrão" style:family="text">
      <style:text-properties fo:language="en" fo:country="US"/>
    </style:style>
    <style:style style:name="T186" style:parent-style-name="Hyperlink" style:family="text">
      <style:text-properties style:text-underline-type="none" fo:language="en" fo:country="US"/>
    </style:style>
    <style:style style:name="T187" style:parent-style-name="Fonteparág.padrão" style:family="text">
      <style:text-properties fo:language="en" fo:country="US"/>
    </style:style>
    <style:style style:name="P188" style:parent-style-name="ReferenceHead" style:family="paragraph">
      <style:text-properties fo:language="en" fo:country="US"/>
    </style:style>
    <style:style style:name="P189" style:parent-style-name="NormalWeb" style:family="paragraph">
      <style:paragraph-properties fo:text-align="justify"/>
    </style:style>
    <style:style style:name="T190" style:parent-style-name="Fonteparág.padrão" style:family="text">
      <style:text-properties fo:font-size="10.5pt" style:font-size-asian="10.5pt" style:font-size-complex="10.5pt" fo:language="en" fo:country="US"/>
    </style:style>
    <style:style style:name="T191" style:parent-style-name="Fonteparág.padrão" style:family="text">
      <style:text-properties style:font-name="Cambria" style:font-name-complex="Cambria" fo:font-size="10.5pt" style:font-size-asian="10.5pt" style:font-size-complex="10.5pt" fo:language="en" fo:country="US"/>
    </style:style>
    <style:style style:name="T192" style:parent-style-name="Fonteparág.padrão" style:family="text">
      <style:text-properties fo:font-size="10.5pt" style:font-size-asian="10.5pt" style:font-size-complex="10.5pt" fo:language="en" fo:country="US"/>
    </style:style>
    <style:style style:name="T193" style:parent-style-name="Fonteparág.padrão" style:family="text">
      <style:text-properties style:font-name="Cambria" style:font-name-complex="Cambria" fo:font-size="10.5pt" style:font-size-asian="10.5pt" style:font-size-complex="10.5pt" fo:language="en" fo:country="US"/>
    </style:style>
    <style:style style:name="T194" style:parent-style-name="Fonteparág.padrão" style:family="text">
      <style:text-properties fo:font-size="10.5pt" style:font-size-asian="10.5pt" style:font-size-complex="10.5pt" fo:language="en" fo:country="US"/>
    </style:style>
    <style:style style:name="T195" style:parent-style-name="Fonteparág.padrão" style:family="text">
      <style:text-properties style:font-name="Cambria" style:font-name-complex="Cambria" fo:font-size="10.5pt" style:font-size-asian="10.5pt" style:font-size-complex="10.5pt" fo:language="en" fo:country="US"/>
    </style:style>
    <style:style style:name="T196" style:parent-style-name="Fonteparág.padrão" style:family="text">
      <style:text-properties fo:font-size="10.5pt" style:font-size-asian="10.5pt" style:font-size-complex="10.5pt" fo:language="en" fo:country="US"/>
    </style:style>
    <style:style style:name="T197" style:parent-style-name="Fonteparág.padrão" style:family="text">
      <style:text-properties style:font-name="Cambria" style:font-name-complex="Cambria" fo:font-size="10.5pt" style:font-size-asian="10.5pt" style:font-size-complex="10.5pt" fo:language="en" fo:country="US"/>
    </style:style>
    <style:style style:name="T198" style:parent-style-name="Fonteparág.padrão" style:family="text">
      <style:text-properties style:font-name="Cambria" style:font-name-complex="Cambria" fo:font-size="10.5pt" style:font-size-asian="10.5pt" style:font-size-complex="10.5pt" fo:language="en" fo:country="US"/>
    </style:style>
    <style:style style:name="T199" style:parent-style-name="Fonteparág.padrão" style:family="text">
      <style:text-properties fo:font-size="10.5pt" style:font-size-asian="10.5pt" style:font-size-complex="10.5pt" fo:language="en" fo:country="US"/>
    </style:style>
    <style:style style:name="T200" style:parent-style-name="Fonteparág.padrão" style:family="text">
      <style:text-properties style:font-name="Cambria" style:font-name-asian="Calibri" style:font-name-complex="Cambria" fo:color="#000000" fo:font-size="10.5pt" style:font-size-asian="10.5pt" style:font-size-complex="10.5pt" fo:language="en" fo:country="US" style:language-asian="en" style:country-asian="US"/>
    </style:style>
    <style:style style:name="T201" style:parent-style-name="Fonteparág.padrão" style:family="text">
      <style:text-properties style:font-name="Cambria" style:font-name-asian="Calibri" style:font-name-complex="Cambria" fo:color="#000000" fo:font-size="10.5pt" style:font-size-asian="10.5pt" style:font-size-complex="10.5pt" fo:language="en" fo:country="US" style:language-asian="en" style:country-asian="US"/>
    </style:style>
    <style:style style:name="P202" style:parent-style-name="BulletList1" style:family="paragraph">
      <style:text-properties fo:font-weight="bold" style:font-weight-asian="bold"/>
    </style:style>
    <style:style style:name="T203" style:parent-style-name="Fonteparág.padrão" style:family="text">
      <style:text-properties fo:language="en" fo:country="US"/>
    </style:style>
    <style:style style:name="T204" style:parent-style-name="Fonteparág.padrão" style:family="text">
      <style:text-properties fo:font-style="italic" style:font-style-asian="italic" fo:language="en" fo:country="US"/>
    </style:style>
    <style:style style:name="T205" style:parent-style-name="Fonteparág.padrão" style:family="text">
      <style:text-properties fo:font-style="italic" style:font-style-asian="italic" fo:language="en" fo:country="US"/>
    </style:style>
    <style:style style:name="T206" style:parent-style-name="Fonteparág.padrão" style:family="text">
      <style:text-properties fo:language="en" fo:country="US"/>
    </style:style>
    <style:style style:name="T207" style:parent-style-name="Fonteparág.padrão" style:family="text">
      <style:text-properties fo:language="pt" fo:country="BR"/>
    </style:style>
    <style:style style:name="T208" style:parent-style-name="Fonteparág.padrão" style:family="text">
      <style:text-properties fo:language="pt" fo:country="BR"/>
    </style:style>
    <style:style style:name="P209" style:parent-style-name="BulletList1" style:family="paragraph"/>
    <style:style style:name="T210" style:parent-style-name="Fonteparág.padrão" style:family="text">
      <style:text-properties fo:font-weight="bold" style:font-weight-asian="bold"/>
    </style:style>
    <style:style style:name="T211" style:parent-style-name="Fonteparág.padrão" style:family="text">
      <style:text-properties fo:language="en" fo:country="US"/>
    </style:style>
    <style:style style:name="T212" style:parent-style-name="Fonteparág.padrão" style:family="text">
      <style:text-properties fo:language="en" fo:country="US"/>
    </style:style>
    <style:style style:name="T213" style:parent-style-name="Fonteparág.padrão" style:family="text">
      <style:text-properties fo:font-style="italic" style:font-style-asian="italic" fo:language="en" fo:country="US"/>
    </style:style>
    <style:style style:name="T214" style:parent-style-name="Fonteparág.padrão" style:family="text">
      <style:text-properties fo:language="en" fo:country="US"/>
    </style:style>
    <style:style style:name="T215" style:parent-style-name="Fonteparág.padrão" style:family="text">
      <style:text-properties fo:language="en" fo:country="US"/>
    </style:style>
    <style:style style:name="T216" style:parent-style-name="Fonteparág.padrão" style:family="text">
      <style:text-properties fo:font-style="italic" style:font-style-asian="italic" fo:language="en" fo:country="US"/>
    </style:style>
    <style:style style:name="T217" style:parent-style-name="Fonteparág.padrão" style:family="text">
      <style:text-properties fo:font-style="italic" style:font-style-asian="italic" fo:language="en" fo:country="US"/>
    </style:style>
    <style:style style:name="T218" style:parent-style-name="Fonteparág.padrão" style:family="text">
      <style:text-properties fo:language="en" fo:country="US"/>
    </style:style>
    <style:style style:name="P219" style:parent-style-name="BulletList1" style:family="paragraph">
      <style:text-properties fo:font-weight="bold" style:font-weight-asian="bold"/>
    </style:style>
    <style:style style:name="T220" style:parent-style-name="Fonteparág.padrão" style:family="text">
      <style:text-properties fo:language="en" fo:country="US"/>
    </style:style>
    <style:style style:name="T221" style:parent-style-name="Fonteparág.padrão" style:family="text">
      <style:text-properties fo:font-style="italic" style:font-style-asian="italic" fo:language="en" fo:country="US"/>
    </style:style>
    <style:style style:name="T222" style:parent-style-name="Fonteparág.padrão" style:family="text">
      <style:text-properties fo:language="en" fo:country="US"/>
    </style:style>
    <style:style style:name="T223" style:parent-style-name="Fonteparág.padrão" style:family="text">
      <style:text-properties style:font-name="Helvetica" style:font-name-complex="Helvetica" fo:font-size="13pt" style:font-size-asian="13pt" style:font-size-complex="13pt" fo:background-color="#FF0000" fo:language="en" fo:country="US"/>
    </style:style>
    <style:style style:name="T224" style:parent-style-name="Fonteparág.padrão" style:family="text">
      <style:text-properties fo:language="en" fo:country="US"/>
    </style:style>
    <style:style style:name="T225" style:parent-style-name="Fonteparág.padrão" style:family="text">
      <style:text-properties fo:font-style="italic" style:font-style-asian="italic" fo:language="pt" fo:country="BR"/>
    </style:style>
    <style:style style:name="T226" style:parent-style-name="Fonteparág.padrão" style:family="text">
      <style:text-properties fo:language="pt" fo:country="BR"/>
    </style:style>
    <style:style style:name="T227" style:parent-style-name="Fonteparág.padrão" style:family="text">
      <style:text-properties fo:language="pt" fo:country="BR"/>
    </style:style>
    <style:style style:name="T228" style:parent-style-name="Fonteparág.padrão" style:family="text">
      <style:text-properties fo:language="pt" fo:country="BR"/>
    </style:style>
    <style:style style:name="P229" style:parent-style-name="BulletList1" style:family="paragraph"/>
    <style:style style:name="T230" style:parent-style-name="Fonteparág.padrão" style:family="text">
      <style:text-properties fo:font-weight="bold" style:font-weight-asian="bold"/>
    </style:style>
    <style:style style:name="T231" style:parent-style-name="Fonteparág.padrão" style:family="text">
      <style:text-properties fo:language="en" fo:country="US"/>
    </style:style>
    <style:style style:name="T232" style:parent-style-name="Fonteparág.padrão" style:family="text">
      <style:text-properties fo:font-style="italic" style:font-style-asian="italic" fo:language="en" fo:country="US"/>
    </style:style>
    <style:style style:name="T233" style:parent-style-name="Fonteparág.padrão" style:family="text">
      <style:text-properties fo:language="en" fo:country="US"/>
    </style:style>
    <style:style style:name="T234" style:parent-style-name="Fonteparág.padrão" style:family="text">
      <style:text-properties fo:language="pt" fo:country="BR"/>
    </style:style>
    <style:style style:name="T235" style:parent-style-name="Fonteparág.padrão" style:family="text">
      <style:text-properties fo:language="pt" fo:country="BR"/>
    </style:style>
    <style:style style:name="T236" style:parent-style-name="Fonteparág.padrão" style:family="text">
      <style:text-properties fo:language="pt" fo:country="BR"/>
    </style:style>
    <style:style style:name="T237" style:parent-style-name="Fonteparág.padrão" style:family="text">
      <style:text-properties fo:language="pt" fo:country="BR"/>
    </style:style>
    <style:style style:name="T238" style:parent-style-name="Fonteparág.padrão" style:family="text">
      <style:text-properties fo:language="en" fo:country="US"/>
    </style:style>
    <style:style style:name="T239" style:parent-style-name="Fonteparág.padrão" style:family="text">
      <style:text-properties fo:font-style="italic" style:font-style-asian="italic" fo:language="en" fo:country="US"/>
    </style:style>
    <style:style style:name="T240" style:parent-style-name="Fonteparág.padrão" style:family="text">
      <style:text-properties fo:language="en" fo:country="US"/>
    </style:style>
    <style:style style:name="P241" style:parent-style-name="BulletList1" style:family="paragraph">
      <style:text-properties fo:font-weight="bold" style:font-weight-asian="bold"/>
    </style:style>
    <style:style style:name="T242" style:parent-style-name="Fonteparág.padrão" style:family="text">
      <style:text-properties fo:language="en" fo:country="US"/>
    </style:style>
    <style:style style:name="T243" style:parent-style-name="Fonteparág.padrão" style:family="text">
      <style:text-properties fo:language="en" fo:country="US"/>
    </style:style>
    <style:style style:name="T244" style:parent-style-name="Fonteparág.padrão" style:family="text">
      <style:text-properties fo:font-style="italic" style:font-style-asian="italic" fo:language="en" fo:country="US"/>
    </style:style>
    <style:style style:name="T245" style:parent-style-name="Fonteparág.padrão" style:family="text">
      <style:text-properties fo:language="en" fo:country="US"/>
    </style:style>
    <style:style style:name="T246" style:parent-style-name="Fonteparág.padrão" style:family="text">
      <style:text-properties fo:language="en" fo:country="US"/>
    </style:style>
    <style:style style:name="T247" style:parent-style-name="Fonteparág.padrão" style:family="text">
      <style:text-properties fo:language="en" fo:country="US"/>
    </style:style>
    <style:style style:name="T248" style:parent-style-name="Fonteparág.padrão" style:family="text">
      <style:text-properties fo:language="pt" fo:country="BR"/>
    </style:style>
    <style:style style:name="T249" style:parent-style-name="Fonteparág.padrão" style:family="text">
      <style:text-properties fo:language="pt" fo:country="BR"/>
    </style:style>
    <style:style style:name="T250" style:parent-style-name="Fonteparág.padrão" style:family="text">
      <style:text-properties fo:font-style="italic" style:font-style-asian="italic" fo:language="pt" fo:country="BR"/>
    </style:style>
    <style:style style:name="T251" style:parent-style-name="Fonteparág.padrão" style:family="text">
      <style:text-properties fo:language="pt" fo:country="BR"/>
    </style:style>
    <style:style style:name="T252" style:parent-style-name="Fonteparág.padrão" style:family="text">
      <style:text-properties fo:language="pt" fo:country="BR"/>
    </style:style>
    <style:style style:name="P253" style:parent-style-name="BulletList1" style:family="paragraph"/>
    <style:style style:name="T254" style:parent-style-name="Fonteparág.padrão" style:family="text">
      <style:text-properties fo:font-weight="bold" style:font-weight-asian="bold" fo:language="en" fo:country="US"/>
    </style:style>
    <style:style style:name="P255" style:parent-style-name="NormalWeb" style:family="paragraph">
      <style:paragraph-properties fo:text-align="justify"/>
    </style:style>
    <style:style style:name="T256" style:parent-style-name="Fonteparág.padrão" style:family="text">
      <style:text-properties style:font-name="Cambria" style:font-name-asian="Calibri" style:font-name-complex="Cambria" fo:color="#000000" fo:font-size="9.5pt" style:font-size-asian="9.5pt" style:font-size-complex="9.5pt" fo:language="en" fo:country="US" style:language-asian="en" style:country-asian="US"/>
    </style:style>
    <style:style style:name="T257" style:parent-style-name="Fonteparág.padrão" style:family="text">
      <style:text-properties style:font-name="Cambria" style:font-name-asian="Calibri" style:font-name-complex="Cambria" fo:font-style="italic" style:font-style-asian="italic" fo:color="#000000" fo:font-size="9.5pt" style:font-size-asian="9.5pt" style:font-size-complex="9.5pt" fo:language="en" fo:country="US" style:language-asian="en" style:country-asian="US"/>
    </style:style>
    <style:style style:name="T258" style:parent-style-name="Fonteparág.padrão" style:family="text">
      <style:text-properties style:font-name="Cambria" style:font-name-asian="Calibri" style:font-name-complex="Cambria" fo:color="#000000" fo:font-size="9.5pt" style:font-size-asian="9.5pt" style:font-size-complex="9.5pt" fo:language="en" fo:country="US" style:language-asian="en" style:country-asian="US"/>
    </style:style>
    <style:style style:name="T259" style:parent-style-name="Fonteparág.padrão" style:family="text">
      <style:text-properties style:font-name="Cambria" style:font-name-asian="Calibri" style:font-name-complex="Cambria" fo:color="#000000" fo:font-size="9.5pt" style:font-size-asian="9.5pt" style:font-size-complex="9.5pt" fo:language="en" fo:country="US" style:language-asian="en" style:country-asian="US"/>
    </style:style>
    <style:style style:name="T260" style:parent-style-name="Fonteparág.padrão" style:family="text">
      <style:text-properties style:font-name="Cambria" style:font-name-asian="Calibri" style:font-name-complex="Cambria" fo:color="#000000" fo:font-size="9.5pt" style:font-size-asian="9.5pt" style:font-size-complex="9.5pt" fo:language="en" fo:country="US" style:language-asian="en" style:country-asian="US"/>
    </style:style>
    <style:style style:name="T261" style:parent-style-name="Fonteparág.padrão" style:family="text">
      <style:text-properties style:font-name="Cambria" style:font-name-asian="Calibri" style:font-name-complex="Cambria" fo:color="#000000" fo:font-size="9.5pt" style:font-size-asian="9.5pt" style:font-size-complex="9.5pt" style:language-asian="en" style:country-asian="US"/>
    </style:style>
    <style:style style:name="T262" style:parent-style-name="Fonteparág.padrão" style:family="text">
      <style:text-properties style:font-name="Cambria" style:font-name-asian="Calibri" style:font-name-complex="Cambria" fo:font-style="italic" style:font-style-asian="italic" fo:color="#000000" fo:font-size="9.5pt" style:font-size-asian="9.5pt" style:font-size-complex="9.5pt" style:language-asian="en" style:country-asian="US"/>
    </style:style>
    <style:style style:name="T263" style:parent-style-name="Fonteparág.padrão" style:family="text">
      <style:text-properties style:font-name="Cambria" style:font-name-asian="Calibri" style:font-name-complex="Cambria" fo:font-style="italic" style:font-style-asian="italic" fo:color="#000000" fo:font-size="9.5pt" style:font-size-asian="9.5pt" style:font-size-complex="9.5pt" style:language-asian="en" style:country-asian="US"/>
    </style:style>
    <style:style style:name="T264" style:parent-style-name="Fonteparág.padrão" style:family="text">
      <style:text-properties style:font-name="Cambria" style:font-name-asian="Calibri" style:font-name-complex="Cambria" fo:color="#000000" fo:font-size="9.5pt" style:font-size-asian="9.5pt" style:font-size-complex="9.5pt" style:language-asian="en" style:country-asian="US"/>
    </style:style>
    <style:style style:name="T265" style:parent-style-name="Fonteparág.padrão" style:family="text">
      <style:text-properties style:font-name="Cambria" style:font-name-asian="Calibri" style:font-name-complex="Cambria" fo:color="#000000" fo:font-size="9.5pt" style:font-size-asian="9.5pt" style:font-size-complex="9.5pt" style:language-asian="en" style:country-asian="US"/>
    </style:style>
    <style:style style:name="P266" style:parent-style-name="BulletList1" style:family="paragraph">
      <style:text-properties fo:font-weight="bold" style:font-weight-asian="bold"/>
    </style:style>
    <style:style style:name="T267" style:parent-style-name="Fonteparág.padrão" style:family="text">
      <style:text-properties fo:language="en" fo:country="US"/>
    </style:style>
    <style:style style:name="T268" style:parent-style-name="Fonteparág.padrão" style:family="text">
      <style:text-properties fo:font-style="italic" style:font-style-asian="italic" fo:language="en" fo:country="US"/>
    </style:style>
    <style:style style:name="T269" style:parent-style-name="Fonteparág.padrão" style:family="text">
      <style:text-properties fo:language="en" fo:country="US"/>
    </style:style>
    <style:style style:name="T270" style:parent-style-name="Fonteparág.padrão" style:family="text">
      <style:text-properties fo:language="en" fo:country="US"/>
    </style:style>
    <style:style style:name="T271" style:parent-style-name="Fonteparág.padrão" style:family="text">
      <style:text-properties fo:language="en" fo:country="US"/>
    </style:style>
    <style:style style:name="T272" style:parent-style-name="Fonteparág.padrão" style:family="text">
      <style:text-properties fo:language="en" fo:country="US"/>
    </style:style>
    <style:style style:name="T273" style:parent-style-name="Fonteparág.padrão" style:family="text">
      <style:text-properties fo:font-style="italic" style:font-style-asian="italic" fo:language="en" fo:country="US"/>
    </style:style>
    <style:style style:name="T274" style:parent-style-name="Fonteparág.padrão"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Manuscript title in first language <text:s/></text:p>
      <text:p text:style-name="P2">Manuscript title in second language<text:s/></text:p>
      <text:p text:style-name="P3"/>
      <text:p text:style-name="P4">Abstract</text:p>
      <text:p text:style-name="P5">The Authors must provide two abstracts, being one in its first and original language (English, French or Spanish) and a second in Portuguese. When the<text:s/>paper is written in Spanish or French, it is necessary to provide three abstracts: one in the original language, one in Portuguese and another in English. The essential contents of each article should be outlined in an abstract with up to 200 words.<text:s/></text:p>
      <text:p text:style-name="P6"><text:span text:style-name="T7">Keywo</text:span><text:span text:style-name="T8">rds:</text:span><text:span text:style-name="T9"><text:s/>In the last line, 3 to 5 keywords must be indicated separated by dot.</text:span></text:p>
      <text:p text:style-name="P10"/>
      <text:p text:style-name="P11">Resumo</text:p>
      <text:p text:style-name="P12"><text:span text:style-name="T13">Os trabalhos aceitos deverão oferecer dois resumos, sendo um deles necessariamente em português e o segundo em inglês. Quando o texto for apresentado em espanhol ou francês,</text:span><text:span text:style-name="T14"><text:s/>um dos resumos deve ser em sua língua original, além dos resumos em português e inglês. Os resumos devem conter até 200 palavras.<text:s/></text:span></text:p>
      <text:p text:style-name="Keywords"><text:span text:style-name="T15">Palavras-chave:</text:span><text:span text:style-name="T16"><text:s/>D</text:span><text:span text:style-name="T17">everão ser indicadas entre 3 e 5 palavras-chave, separadas por ponto.</text:span></text:p>
      <text:soft-page-break/>
      <text:p text:style-name="P18">Introduction</text:p>
      <text:p text:style-name="Paragraph"><text:span text:style-name="T19">The article must contain</text:span><text:span text:style-name="T20"><text:s/>between 5.000 to 8.000 words</text:span><text:span text:style-name="T21">.<text:s/></text:span><text:span text:style-name="T22">The whole article, including title, abstract and references, should be considered in this limit</text:span><text:span text:style-name="Ref.denotaderodapé"><text:note text:note-class="footnote" text:id="_ftn0"><text:note-citation>1</text:note-citation><text:note-body><text:p text:style-name="P23"><text:span text:style-name="T24"><text:s/></text:span><text:span text:style-name="T25">Notes included in the manuscript must be identified by arabic numbers and, placed immediately after the phrase that it is related to. Please avoid excessive usage of notes. They must be placed in the footnote of the same pa</text:span><text:span text:style-name="T26">ge in each they were used.<text:s/></text:span><text:span text:style-name="FootnoteChar">References to authors should not be listed as notes.<text:s/></text:span></text:p></text:note-body></text:note></text:span><text:span text:style-name="T27">. Please make sure there is no author identification in the document that could impair the anonymous review process. Author(s) identification will be done at the moment of onli</text:span><text:span text:style-name="T28">ne submission (major, highest degree, institutional affiliation, address and, e-mail).<text:s/></text:span></text:p>
      <text:p text:style-name="P29">The <text:s/>first page of manuscript should contain: titles in original language and portuguese; abstracts and keywords. <text:s/>The text should proceed with no reference to manuscript’s author(s) or institutional affiliations. <text:s/></text:p>
      <text:p text:style-name="P30">Graphic Matherials</text:p>
      <text:p text:style-name="Paragraph"><text:span text:style-name="T31">Illustrations, drawings, etc. must be submitted as digitalized copy in our online system (300dpi resolution,<text:s/></text:span><text:span text:style-name="T32">jpg</text:span><text:span text:style-name="T33"><text:s/>or<text:s/></text:span><text:span text:style-name="T34">tif</text:span><text:span text:style-name="T35"><text:s/>format). They must be announced as “figures” and, they should display</text:span><text:span text:style-name="T36"><text:s/>their respective captions. Titles must be inserted on top of figures and tables, while sources must be inserted bellow them.<text:s/></text:span></text:p>
      <text:p text:style-name="P37">Figures and tables</text:p>
      <text:p text:style-name="P38">Figures and tables must be submitted in our online system. They must be presented in the document along<text:s/>with their captions. Title should be placed above and source bellow it. Please avoid expressions such as “figure above/bellow” or “following table”, since they might shift places in the document during the editorial process. Furthermore, all tables and figures must be cited in crecent order.</text:p>
      <text:p text:style-name="P39">Examples of table insertion in an article:</text:p>
      <text:p text:style-name="TableTitle"><text:span text:style-name="T40">Table 1</text:span><text:span text:style-name="T41"><text:s/></text:span><text:span text:style-name="T42">-</text:span><text:span text:style-name="T43"><text:s/>Títle. This Table is an example</text:span></text:p>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TableHead"><text:span text:style-name="T51">Reference</text:span></text:p>
          </table:table-cell>
          <table:table-cell table:style-name="TableCell52">
            <text:p text:style-name="TableHead"><text:span text:style-name="T53">Pavement / sub-base / coating</text:span></text:p>
          </table:table-cell>
          <table:table-cell table:style-name="TableCell54">
            <text:p text:style-name="TableHead"><text:span text:style-name="T55">Escale</text:span></text:p>
          </table:table-cell>
          <table:table-cell table:style-name="TableCell56">
            <text:p text:style-name="TableHead"><text:span text:style-name="T57">Water used</text:span></text:p>
          </table:table-cell>
        </table:table-row>
        <table:table-row table:style-name="TableRow58">
          <table:table-cell table:style-name="TableCell59">
            <text:p text:style-name="TableBody"><text:span text:style-name="T60">Beecham et al. (2012)</text:span></text:p>
          </table:table-cell>
          <table:table-cell table:style-name="TableCell61">
            <text:p text:style-name="P62">Interval permeable pavement</text:p>
            <text:p text:style-name="P63"/>
          </table:table-cell>
          <table:table-cell table:style-name="TableCell64">
            <text:p text:style-name="TableBody"><text:span text:style-name="T65">Real and<text:s/></text:span><text:span text:style-name="T66">laboraty</text:span></text:p>
          </table:table-cell>
          <table:table-cell table:style-name="TableCell67">
            <text:p text:style-name="P68">Shallow outflow water</text:p>
          </table:table-cell>
        </table:table-row>
        <table:table-row table:style-name="TableRow69">
          <table:table-cell table:style-name="TableCell70">
            <text:p text:style-name="TableBody"><text:span text:style-name="T71">Fassman &amp; Blackbourn (2011)</text:span></text:p>
          </table:table-cell>
          <table:table-cell table:style-name="TableCell72">
            <text:p text:style-name="TableBody"><text:span text:style-name="T73">Conventional asphalt and, interval permeable pavement<text:s/></text:span></text:p>
          </table:table-cell>
          <table:table-cell table:style-name="TableCell74">
            <text:p text:style-name="TableBody"><text:span text:style-name="T75">Real</text:span></text:p>
          </table:table-cell>
          <table:table-cell table:style-name="TableCell76">
            <text:p text:style-name="P77">Shallow outflow water</text:p>
          </table:table-cell>
        </table:table-row>
        <table:table-row table:style-name="TableRow78">
          <table:table-cell table:style-name="TableCell79">
            <text:p text:style-name="TableBody"><text:span text:style-name="T80">Jiang et al. (2015)</text:span></text:p>
          </table:table-cell>
          <table:table-cell table:style-name="TableCell81">
            <text:p text:style-name="TableBody"><text:span text:style-name="T82">Permeable asphalt pavement</text:span></text:p>
          </table:table-cell>
          <table:table-cell table:style-name="TableCell83">
            <text:p text:style-name="TableBody"><text:span text:style-name="T84">Laboratory</text:span></text:p>
          </table:table-cell>
          <table:table-cell table:style-name="TableCell85">
            <text:p text:style-name="TableBody"><text:span text:style-name="T86">Shallow outflow water</text:span></text:p>
          </table:table-cell>
        </table:table-row>
        <table:table-row table:style-name="TableRow87">
          <table:table-cell table:style-name="TableCell88">
            <text:p text:style-name="TableBody"><text:span text:style-name="T89">Nnadi et al. (2015)</text:span></text:p>
          </table:table-cell>
          <table:table-cell table:style-name="TableCell90">
            <text:p text:style-name="TableBody"><text:span text:style-name="T91">Permeable concrete pavement</text:span></text:p>
          </table:table-cell>
          <table:table-cell table:style-name="TableCell92">
            <text:p text:style-name="TableBody"><text:span text:style-name="T93">Laboratory</text:span></text:p>
          </table:table-cell>
          <table:table-cell table:style-name="TableCell94">
            <text:p text:style-name="TableBody"><text:span text:style-name="T95">Replicated pollution with oil and fertilizer on pavement<text:s/></text:span></text:p>
          </table:table-cell>
        </table:table-row>
        <table:table-row table:style-name="TableRow96">
          <table:table-cell table:style-name="TableCell97">
            <text:p text:style-name="TableBody"><text:span text:style-name="T98">Brown &amp; Borst (2015)</text:span></text:p>
          </table:table-cell>
          <table:table-cell table:style-name="TableCell99">
            <text:p text:style-name="TableBody"><text:span text:style-name="T100">Interval pavement with permeable concrete, permeable asphalt and, permeable concrete.<text:s/></text:span></text:p>
          </table:table-cell>
          <table:table-cell table:style-name="TableCell101">
            <text:p text:style-name="TableBody"><text:span text:style-name="T102">Real</text:span></text:p>
          </table:table-cell>
          <table:table-cell table:style-name="TableCell103">
            <text:p text:style-name="TableBody"><text:span text:style-name="T104">Shallow outflow water</text:span></text:p>
          </table:table-cell>
        </table:table-row>
        <table:table-row table:style-name="TableRow105">
          <table:table-cell table:style-name="TableCell106">
            <text:p text:style-name="TableBody"><text:span text:style-name="T107">Myers et al.<text:s/></text:span><text:span text:style-name="T108">(2011)</text:span></text:p>
          </table:table-cell>
          <table:table-cell table:style-name="TableCell109">
            <text:p text:style-name="P110">Tanks</text:p>
            <text:p text:style-name="TableBody"><text:span text:style-name="T111">Filled with aggregates</text:span></text:p>
          </table:table-cell>
          <table:table-cell table:style-name="TableCell112">
            <text:p text:style-name="TableBody"><text:span text:style-name="T113">Laboratory</text:span></text:p>
          </table:table-cell>
          <table:table-cell table:style-name="TableCell114">
            <text:p text:style-name="TableBody"><text:span text:style-name="T115">Syntetic water</text:span></text:p>
          </table:table-cell>
        </table:table-row>
        <table:table-row table:style-name="TableRow116">
          <table:table-cell table:style-name="TableCell117">
            <text:p text:style-name="TableBody"><text:span text:style-name="T118">Kazemi &amp; Hill (2015)</text:span></text:p>
          </table:table-cell>
          <table:table-cell table:style-name="TableCell119">
            <text:p text:style-name="P120">Tanks</text:p>
            <text:p text:style-name="TableBody"><text:span text:style-name="T121">Filled with aggregates</text:span></text:p>
          </table:table-cell>
          <table:table-cell table:style-name="TableCell122">
            <text:p text:style-name="TableBody"><text:span text:style-name="T123">Laboratory</text:span></text:p>
          </table:table-cell>
          <table:table-cell table:style-name="TableCell124">
            <text:p text:style-name="TableBody"><text:span text:style-name="T125">Water from roof waste</text:span></text:p>
          </table:table-cell>
        </table:table-row>
        <table:table-row table:style-name="TableRow126">
          <table:table-cell table:style-name="TableCell127">
            <text:p text:style-name="TableBody"><text:span text:style-name="T128">Luck et al. (2008)</text:span></text:p>
          </table:table-cell>
          <table:table-cell table:style-name="TableCell129">
            <text:p text:style-name="TableBody"><text:span text:style-name="T130">Permeable concrete column</text:span></text:p>
          </table:table-cell>
          <table:table-cell table:style-name="TableCell131">
            <text:p text:style-name="TableBody"><text:span text:style-name="T132">Laboratory</text:span></text:p>
          </table:table-cell>
          <table:table-cell table:style-name="TableCell133">
            <text:p text:style-name="TableBody"><text:span text:style-name="T134">Agricultural effluent</text:span></text:p>
          </table:table-cell>
        </table:table-row>
        <table:table-row table:style-name="TableRow135">
          <table:table-cell table:style-name="TableCell136">
            <text:p text:style-name="TableBody"><text:span text:style-name="T137">Shabalala et al. (2017)</text:span></text:p>
          </table:table-cell>
          <table:table-cell table:style-name="TableCell138">
            <text:p text:style-name="TableBody"><text:span text:style-name="T139">Permeable concrete column<text:s/></text:span></text:p>
          </table:table-cell>
          <table:table-cell table:style-name="TableCell140">
            <text:p text:style-name="TableBody"><text:span text:style-name="T141">Laboratory</text:span></text:p>
          </table:table-cell>
          <table:table-cell table:style-name="TableCell142">
            <text:p text:style-name="TableBody"><text:span text:style-name="T143">Water from gold and charcoal mine digging<text:s/></text:span></text:p>
          </table:table-cell>
        </table:table-row>
        <table:table-row table:style-name="TableRow144">
          <table:table-cell table:style-name="TableCell145">
            <text:p text:style-name="TableBody"><text:span text:style-name="T146">Vadas et al. (2017)</text:span></text:p>
          </table:table-cell>
          <table:table-cell table:style-name="TableCell147">
            <text:p text:style-name="TableBody"><text:span text:style-name="T148">Permeable concrete column</text:span></text:p>
          </table:table-cell>
          <table:table-cell table:style-name="TableCell149">
            <text:p text:style-name="TableBody"><text:span text:style-name="T150">Laboratory</text:span></text:p>
          </table:table-cell>
          <table:table-cell table:style-name="TableCell151">
            <text:p text:style-name="TableBody"><text:span text:style-name="T152">Syntetic water</text:span></text:p>
          </table:table-cell>
        </table:table-row>
      </table:table>
      <text:p text:style-name="P153"><text:bookmark-start text:name="_Hlk1120735"/>Caption containing all itens presented in the table.<text:bookmark-end text:name="_Hlk1120735"/><text:s/>Source: Authors (2018).</text:p>
      <text:p text:style-name="P154">Exemple of figure<text:s/>insertion in an article:</text:p>
      <text:soft-page-break/>
      <text:p text:style-name="Figure"><text:span text:style-name="T155"><draw:frame draw:style-name="a0" draw:name="Imagem 1" text:anchor-type="as-char" svg:x="0in" svg:y="0in" svg:width="3.7142in" svg:height="2.24608in" style:rel-width="scale" style:rel-height="scale"><draw:image xlink:href="media/image1.emf" xlink:type="simple" xlink:show="embed" xlink:actuate="onLoad"/><svg:title/><svg:desc/></draw:frame></text:span></text:p>
      <text:p text:style-name="FigureCaption"><text:span text:style-name="T156">Figure 1</text:span><text:span text:style-name="T157"><text:s/></text:span><text:span text:style-name="T158">–</text:span><text:span text:style-name="T159"><text:s/>Caption describing all itens presented in the image. Cu: cobre; Zn: Zinco; Cd: cádmio; Pb: chumbo; SST: Workplace safety; pH: acidity level. <text:s/>Source: Adapted from<text:s/></text:span><text:span text:style-name="T160">Legret &amp; Pagotto (1999)</text:span><text:span text:style-name="T161">.</text:span></text:p>
      <text:p text:style-name="P162">Quotations</text:p>
      <text:p text:style-name="P163">Citations should use the author-date system as follows:</text:p>
      <text:p text:style-name="P164"/>
      <text:list text:style-name="LFO23" text:continue-numbering="true">
        <text:list-item>
          <text:p text:style-name="P165"><text:span text:style-name="T166">Indirect citation:</text:span><text:span text:style-name="T167"><text:s/>In citations of references with only one author, indicate the author's surname and year of publication [e.g., “According to Rabelo (1993)...” or “(Rabelo, 1993)”]. In citations of references with two</text:span><text:span text:style-name="T168"><text:s/>authors, indicate the surnames separated by an ampersand “&amp;” and the year of publication [e.g., “According to Tadmor &amp; Gogos (1979)...” or “(Tadmor &amp; Gogos, 1979)”]. In citations of references with more than two authors, indicate the surname of the first<text:s/></text:span><text:span text:style-name="T169">author, followed by the expression “et al.” and the year of publication [e.g., “Assis et al. (2014)...” or “(Assis et al., 2014)”]. When several papers by the same author are cited in the same entry, separate the years by commas [e.g., Rabelo, 2000, 2001a,</text:span><text:span text:style-name="T170"><text:s/>2001b, 2003]; and when several papers of different authors are cited in the same entry, separate each citation with a semicolon [e.g., (Rabelo, 1993; Tadmor &amp; Gogos, 1979; Assis et al., 2014)].<text:s/></text:span></text:p>
        </text:list-item>
        <text:list-item>
          <text:p text:style-name="P171"><text:span text:style-name="T172">Direct citation:</text:span><text:span text:style-name="T173"><text:s/>If the phrase has no more than three lines,</text:span><text:span text:style-name="T174"><text:s/>it should appear within quotation marks, indicating the page from where it was taken immediately after the citation [e.g., As Ferrara wrote (2003, p. 37) "thinking is based on the construction of language"...].<text:s/></text:span></text:p>
        </text:list-item>
      </text:list>
      <text:p text:style-name="P175">Citations with more than 40 words should be<text:s/>placed in a separate block, with indentation from the left margin, without quotation marks.</text:p>
      <text:list text:style-name="LFO23" text:continue-numbering="true">
        <text:list-item>
          <text:p text:style-name="P176"><text:span text:style-name="T177">Citation of citations:<text:s/></text:span><text:span text:style-name="T178">Citing a reference at second hand should be avoided, but if essential for the work, the original reference and date of publication of the wo</text:span><text:span text:style-name="T179">rk should be informed, using the expression “apud” [e.g., “According to Fuchenlo (1991 apud Santos, 1997)” or “(Fuchenlo, 1991 apud Santos, 1997)].Citação de citação: deve ser evitada porém, sendo fundamental para o trabalho, deve-se informar a referência<text:s/></text:span><text:span text:style-name="T180">original e a data de publicação do trabalho e o uso da expressão “apud” [ex.: “Segundo Fuchenlo (1991 apud Santos, 1997)” ou “(Fuchenlo, 1991 apud Santos, 1997)].</text:span></text:p>
        </text:list-item>
        <text:list-item>
          <text:p text:style-name="BulletList1Alt"><text:span text:style-name="T181">Citation of verbal information:</text:span><text:span text:style-name="T182"><text:s/>When literal, it should appear within quotation marks and ind</text:span><text:span text:style-name="T183">icate, in parentheses, the expression “verbal information”, mentioning the date [e.g., According to João Silva (verbal information; October 10, 2005)...].</text:span></text:p>
        </text:list-item>
      </text:list>
      <text:p text:style-name="P184">Conclusions</text:p>
      <text:p text:style-name="Paragraph"><text:span text:style-name="T185"><text:s/>Enquiries can be forwarded to<text:s/></text:span><text:a xlink:href="mailto:urbe@pucpr.br" office:target-frame-name="_top" xlink:show="replace"><text:span text:style-name="T186">urbe@pucpr.br</text:span></text:a><text:span text:style-name="T187">.<text:s/></text:span></text:p>
      <text:soft-page-break/>
      <text:p text:style-name="P188">References</text:p>
      <text:p text:style-name="P189"><text:span text:style-name="T190">Please list only references and authors quoted in the manuscript. Urbe adopts the norms of<text:s/></text:span><text:span text:style-name="T191">The American Psychological Association – APA, and all references</text:span><text:span text:style-name="T192"><text:s/>and quotations</text:span><text:span text:style-name="T193"><text:s/>must respect<text:s/></text:span><text:span text:style-name="T194">its</text:span><text:span text:style-name="T195"><text:s/>format.<text:s/></text:span><text:span text:style-name="T196">R</text:span><text:span text:style-name="T197">eferences must be placed at the end of the<text:s/></text:span><text:span text:style-name="T198">manuscript in alphabetical order organized by author’s surnames.<text:s/></text:span><text:span text:style-name="T199">Please display names of all cited authors and, avoid using the expression “et al.”.<text:s/></text:span><text:span text:style-name="T200">If an author was quoted for more than one work, chronological order should be used to organize publications</text:span><text:span text:style-name="T201"><text:s/>from oldest to newest. <text:s/>In case of doubt or omitted norms, one should give preference to APA’s norms listed on the American Psychological Association. Observe given examples bellow.<text:s/></text:span></text:p>
      <text:list text:style-name="LFO23" text:continue-numbering="true">
        <text:list-item>
          <text:p text:style-name="P202">Book</text:p>
        </text:list-item>
      </text:list>
      <text:p text:style-name="Reference"><text:span text:style-name="T203">Author, A. A., &amp; Author, B. B. (year of publication).<text:s/></text:span><text:span text:style-name="T204">Title of the<text:s/></text:span><text:span text:style-name="T205">work: subheading</text:span><text:span text:style-name="T206"><text:s/>(Edition number, Volume).<text:s/></text:span><text:span text:style-name="T207">Place of Publication: Publisher.</text:span></text:p>
      <text:p text:style-name="Reference"><text:span text:style-name="T208">e.g.: Dina, A. (1987). A fábrica automática e a organização do trabalho (2nd ed., Vol. 1).<text:s/></text:span>Petrópolis: Vozes.</text:p>
      <text:list text:style-name="LFO23" text:continue-numbering="true">
        <text:list-item>
          <text:p text:style-name="P209"><text:span text:style-name="T210">Book Chapter</text:span></text:p>
        </text:list-item>
      </text:list>
      <text:p text:style-name="Reference"><text:span text:style-name="T211">Author, A. A., &amp; Author, B. B. (year of publication). Tit</text:span><text:span text:style-name="T212">le of the part. In A. Publisher, B. Publisher, &amp; C. Publisher (Eds.),<text:s/></text:span><text:span text:style-name="T213">Title of the work</text:span><text:span text:style-name="T214"><text:s/>(Edition number, Volume, p. xx-xx). Place of Publication: Publisher.</text:span></text:p>
      <text:p text:style-name="Reference"><text:span text:style-name="T215">e.g.: Lefebvre, H. (1967). The right to the city. In E. Kofman, &amp; E. Lebas (Eds.),<text:s/></text:span><text:span text:style-name="T216">Writings on citi</text:span><text:span text:style-name="T217">es</text:span><text:span text:style-name="T218"><text:s/>(1st ed., p. 63-184).<text:s/></text:span>London: Blackwell.</text:p>
      <text:list text:style-name="LFO23" text:continue-numbering="true">
        <text:list-item>
          <text:p text:style-name="P219">Thesis and dissertations</text:p>
        </text:list-item>
      </text:list>
      <text:p text:style-name="Reference"><text:span text:style-name="T220">Author, A. A. (year of publication).<text:s/></text:span><text:span text:style-name="T221">Title of the academic work</text:span><text:span text:style-name="T222"><text:s/>(Degree). Name of the Institution, Location.</text:span><text:span text:style-name="T223"><text:s/></text:span></text:p>
      <text:p text:style-name="Reference"><text:span text:style-name="T224">e.g.: Rodrigues, M. V. (1989).<text:s/></text:span><text:span text:style-name="T225">Qualidade de vida no trabalho</text:span><text:span text:style-name="T226"><text:s/>(Master thesis).</text:span><text:span text:style-name="T227"><text:s/></text:span><text:span text:style-name="T228">Faculdade de Ciências Econômicas, Universidade de Minas Gerais, Belo Horizonte.</text:span></text:p>
      <text:list text:style-name="LFO23" text:continue-numbering="true">
        <text:list-item>
          <text:p text:style-name="P229"><text:span text:style-name="T230">Works presented in scientific meetings</text:span></text:p>
        </text:list-item>
      </text:list>
      <text:p text:style-name="Reference"><text:span text:style-name="T231">Author, A. A. (year of publication). Title of the work. In<text:s/></text:span><text:span text:style-name="T232">Publication Title of the Event</text:span><text:span text:style-name="T233"><text:s/>(p. xx-xx).<text:s/></text:span><text:span text:style-name="T234">Place of Publication:<text:s/></text:span><text:span text:style-name="T235">Publisher.<text:s/></text:span><text:span text:style-name="T236"><text:line-break/></text:span><text:span text:style-name="T237">e.g.: Rodrigues, M. V. (1989.). Uma investigação na qualidade de vida no trabalho.<text:s/></text:span><text:span text:style-name="T238">In<text:s/></text:span><text:span text:style-name="T239">Annals of the XIII Annual Meeting of ANPAD</text:span><text:span text:style-name="T240"><text:s/>(p. 455-468).<text:s/></text:span>Belo Horizonte: ANPAD.</text:p>
      <text:list text:style-name="LFO23" text:continue-numbering="true">
        <text:list-item>
          <text:p text:style-name="P241">Journal articles</text:p>
        </text:list-item>
      </text:list>
      <text:p text:style-name="Reference"><text:span text:style-name="T242">Author, A. A., Author, B. B., &amp; Author, C. C. (year of public</text:span><text:span text:style-name="T243">ation). Title of the article.<text:s/></text:span><text:span text:style-name="T244">Title of the Journal</text:span><text:span text:style-name="T245">, volume (number), initial page - final page. doi (digital object identifier):xx.xxxxxxxxxx</text:span><text:span text:style-name="T246"><text:line-break/></text:span><text:span text:style-name="T247">e.g.: Cardoso, M. S. S., Müller, S. C., Duarte, A. A. A. M., &amp; Lima, J. J. F. (2014).<text:s/></text:span><text:span text:style-name="T248">Ações de<text:s/></text:span><text:span text:style-name="T249">regularização fundiária e de mensuração das desconformidades urbanas: o caso das terras da União sob a tutela da Universidade Federal do Pará na cidade de Belém (PA). urbe.</text:span><text:span text:style-name="T250"><text:s/>Revista Brasileira de Gestão Urbana</text:span><text:span text:style-name="T251">, 6(3), 275-287. http://dx.doi.org/10.7213/urbe.</text:span><text:span text:style-name="T252">06.003.AC03</text:span></text:p>
      <text:list text:style-name="LFO23" text:continue-numbering="true">
        <text:list-item>
          <text:p text:style-name="P253"><text:span text:style-name="T254">Papers published on the internet</text:span></text:p>
        </text:list-item>
      </text:list>
      <text:p text:style-name="P255"><text:span text:style-name="T256">Author. (Year).<text:s/></text:span><text:span text:style-name="T257">Title of the paper.</text:span><text:span text:style-name="T258"><text:s/>Additional information if any. Retrieved on day, month and year at http://www.xxx</text:span><text:span text:style-name="T259"><text:line-break/></text:span><text:span text:style-name="T260">e.g.: Instituto Brasileiro de Geografia e Estatística – IBGE.<text:s/></text:span><text:span text:style-name="T261">(2010).<text:s/></text:span><text:span text:style-name="T262">Censo Demográfico – 201</text:span><text:span text:style-name="T263">0</text:span><text:span text:style-name="T264">. Rio de Janeiro: IBGE. Retrieved on 15 August 2013 at<text:s/></text:span><text:a xlink:href="http://www.scielo.br/revistas/www.ibge.gov.br" office:target-frame-name="_top" xlink:show="replace"><text:span text:style-name="T265">www.ibge.gov.br</text:span></text:a></text:p>
      <text:list text:style-name="LFO23" text:continue-numbering="true">
        <text:list-item>
          <text:p text:style-name="P266">Institutional authorship</text:p>
        </text:list-item>
      </text:list>
      <text:p text:style-name="Reference"><text:span text:style-name="T267">Institutional Author (date of publication).<text:s/></text:span><text:span text:style-name="T268">Title and number of the decree or law</text:span><text:span text:style-name="T269">. Outline, publ</text:span><text:span text:style-name="T270">ication data. Place of publication: Publisher.</text:span><text:span text:style-name="T271"><text:line-break/></text:span><text:span text:style-name="T272">e.g.: Brasil (1996, 23rd of December).<text:s/></text:span><text:span text:style-name="T273">Law n. 9.394, 20 December 1996</text:span><text:span text:style-name="T274">. Establishes Guidelines and Bases for the National Education.<text:s/></text:span>Brasília: Diário Oficial da União, seção 1.</text:p>
      <text:p text:style-name="fnAuthor-notesContributio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entury Gothic" svg:font-family="Century Gothic" style:font-family-generic="swiss" style:font-pitch="variable" svg:panose-1="2 11 5 2 2 2 2 2 2 4"/>
    <style:font-face style:name="Futura Std Condensed Light" svg:font-family="Futura Std Condensed Light" style:font-family-generic="swiss" style:font-pitch="variable"/>
    <style:font-face style:name="Futura Std Medium" svg:font-family="Futura Std Medium" style:font-family-generic="swiss" style:font-pitch="variable"/>
    <style:font-face style:name="Cambria" svg:font-family="Cambria" style:font-family-generic="roman" style:font-pitch="variable" svg:panose-1="2 4 5 3 5 4 6 3 2 4"/>
    <style:font-face style:name="Futura Std Book" svg:font-family="Futura Std Book" style:font-family-generic="swiss" style:font-pitch="variable"/>
    <style:font-face style:name="CMU Serif" svg:font-family="CMU Serif" style:font-family-generic="system" style:font-pitch="variable"/>
    <style:font-face style:name="Futura Std Condensed" svg:font-family="Futura Std Condensed" style:font-family-generic="swiss" style:font-pitch="variable"/>
    <style:font-face style:name="MinionPro-Regular" svg:font-family="MinionPro-Regular"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1666in" fo:margin-bottom="0.0416in"/>
      <style:text-properties style:font-name="Calibri Light" fo:font-weight="bold" style:font-weight-asian="bold" style:font-weight-complex="bold" style:letter-kerning="true" fo:font-size="16pt" style:font-size-asian="16pt" style:font-size-complex="16pt"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Fonteparág.padrão" style:display-name="Fonte parág. padrão"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text:display="none" fo:font-size="1pt" style:font-size-asian="1pt" fo:hyphenate="false"/>
    </style:style>
    <style:style style:name="CabeçalhoChar" style:display-name="Cabeçalho Char" style:family="text">
      <style:text-properties style:font-name="Times New Roman" style:font-name-asian="Times New Roman" style:font-name-complex="Times New Roman" text:display="none" fo:font-size="1pt" style:font-size-asian="1pt" style:font-size-complex="12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text:display="none" fo:font-size="1pt" style:font-size-asian="1pt" fo:hyphenate="false"/>
    </style:style>
    <style:style style:name="RodapéChar" style:display-name="Rodapé Char" style:family="text">
      <style:text-properties style:font-name="Times New Roman" style:font-name-asian="Times New Roman" style:font-name-complex="Times New Roman" text:display="none" fo:font-size="1pt" style:font-size-asian="1pt" style:font-size-complex="12pt"/>
    </style:style>
    <style:style style:name="Quadros" style:display-name="Quadros" style:family="paragraph" style:parent-style-name="Normal">
      <style:paragraph-properties fo:text-align="center">
        <style:tab-stops>
          <style:tab-stop style:type="left" style:position="0.4923in"/>
        </style:tab-stops>
      </style:paragraph-properties>
      <style:text-properties fo:font-weight="bold" style:font-weight-asian="bold" fo:background-color="#FFFFFF" style:language-asian="pt" style:country-asian="BR" fo:hyphenate="false"/>
    </style:style>
    <style:style style:name="NormalWeb" style:display-name="Normal (Web)" style:family="paragraph" style:parent-style-name="Normal">
      <style:paragraph-properties fo:margin-top="0.0694in" fo:margin-bottom="0.0694in"/>
      <style:text-properties style:language-asian="pt" style:country-asian="BR" fo:hyphenate="false"/>
    </style:style>
    <style:style style:name="Hyperlink" style:display-name="Hyperlink" style:family="text">
      <style:text-properties fo:color="#0563C1" style:text-underline-type="single" style:text-underline-style="solid" style:text-underline-width="auto" style:text-underline-mode="continuous" style:text-underline-color="font-color"/>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text-underline-color="font-color"/>
    </style:style>
    <style:style style:name="Legenda" style:display-name="Legenda" style:family="paragraph" style:parent-style-name="Normal" style:next-style-name="Normal">
      <style:text-properties fo:font-style="italic" style:font-style-asian="italic" style:font-style-complex="italic" fo:color="#1F497D" fo:font-size="9pt" style:font-size-asian="9pt" style:font-size-complex="9pt" fo:hyphenate="false"/>
    </style:style>
    <style:style style:name="Corpodetexto" style:display-name="Corpo de texto" style:family="paragraph" style:parent-style-name="Normal" style:auto-update="true">
      <style:paragraph-properties fo:text-align="center" fo:text-indent="0.3937in"/>
      <style:text-properties style:language-asian="pt" style:country-asian="BR" fo:hyphenate="false"/>
    </style:style>
    <style:style style:name="CorpodetextoChar" style:display-name="Corpo de texto Char" style:family="text" style:parent-style-name="Fonteparág.padrão">
      <style:text-properties style:font-name="Times New Roman" style:font-name-asian="Times New Roman" style:font-name-complex="Times New Roman" fo:font-size="12pt" style:font-size-asian="12pt" style:font-size-complex="12pt" style:language-asian="pt" style:country-asian="BR"/>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fo:font-size="10pt" style:font-size-asian="10pt" style:font-size-complex="10pt" fo:hyphenate="false"/>
    </style:style>
    <style:style style:name="TextodecomentárioChar" style:display-name="Texto de comentário Char" style:family="text" style:parent-style-name="Fonteparág.padrão">
      <style:text-properties fo:font-size="10pt" style:font-size-asian="10pt" style:font-size-complex="10pt"/>
    </style:style>
    <style:style style:name="Textodebalão" style:display-name="Texto de balão" style:family="paragraph" style:parent-style-name="Normal">
      <style:text-properties style:font-name="Segoe UI" style:font-name-complex="Segoe UI" fo:font-size="9pt" style:font-size-asian="9pt" style:font-size-complex="9pt" fo:hyphenate="false"/>
    </style:style>
    <style:style style:name="TextodebalãoChar" style:display-name="Texto de balão Char" style:family="text">
      <style:text-properties style:font-name="Segoe UI" style:font-name-asian="Times New Roman" style:font-name-complex="Segoe UI" fo:font-size="9pt" style:font-size-asian="9pt" style:font-size-complex="9pt"/>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fo:font-weight="bold" style:font-weight-asian="bold" style:font-weight-complex="bold" fo:font-size="10pt" style:font-size-asian="10pt" style:font-size-complex="10pt"/>
    </style:style>
    <style:style style:name="Forte" style:display-name="Forte" style:family="text" style:parent-style-name="Fonteparág.padrão">
      <style:text-properties fo:font-weight="bold" style:font-weight-asian="bold" style:font-weight-complex="bold"/>
    </style:style>
    <style:style style:name="SemEspaçamento" style:display-name="Sem Espaçamento" style:family="paragraph">
      <style:paragraph-properties fo:margin-bottom="0in" fo:line-height="100%"/>
      <style:text-properties fo:hyphenate="false"/>
    </style:style>
    <style:style style:name="Título1Char" style:display-name="Título 1 Char"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Revisão" style:display-name="Revisão" style:family="paragraph">
      <style:paragraph-properties fo:margin-bottom="0in" fo:line-height="100%"/>
      <style:text-properties style:font-name="Arial" fo:font-size="12pt" style:font-size-asian="12pt" fo:hyphenate="false"/>
    </style:style>
    <style:style style:name="MençãoPendente1" style:display-name="Menção Pendente1" style:family="text" style:parent-style-name="Fonteparág.padrão">
      <style:text-properties fo:color="#605E5C" fo:background-color="#E1DFDD"/>
    </style:style>
    <style:style style:name="MTConvertedEquation" style:display-name="MTConvertedEquation" style:family="text" style:parent-style-name="Fonteparág.padrão"/>
    <style:style style:name="Pré-formataçãoHTML" style:display-name="Pré-formatação HTML" style:family="paragraph" style:parent-style-name="Normal">
      <style:text-properties style:font-name="Courier New" style:font-name-complex="Courier New" fo:font-size="10pt" style:font-size-asian="10pt" style:font-size-complex="10pt" fo:hyphenate="false"/>
    </style:style>
    <style:style style:name="Pré-formataçãoHTMLChar" style:display-name="Pré-formatação HTML Char" style:family="text">
      <style:text-properties style:font-name="Courier New" style:font-name-asian="Times New Roman" style:font-name-complex="Courier New" fo:font-size="10pt" style:font-size-asian="10pt" style:font-size-complex="10pt" fo:language="en" fo:country="US"/>
    </style:style>
    <style:style style:name="au_base" style:display-name="au_bas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style:text-underline-type="none" style:text-underline-color="font-color"/>
    </style:style>
    <style:style style:name="au_collab" style:display-name="au_collab"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0C0C0" style:text-underline-type="none" style:text-underline-color="font-color"/>
    </style:style>
    <style:style style:name="au_deg" style:display-name="au_deg"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FF00" style:text-underline-type="none" style:text-underline-color="font-color"/>
    </style:style>
    <style:style style:name="au_fname" style:display-name="au_fnam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FFCC" style:text-underline-type="none" style:text-underline-color="font-color"/>
    </style:style>
    <style:style style:name="au_role" style:display-name="au_rol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808000" style:text-underline-type="none" style:text-underline-color="font-color"/>
    </style:style>
    <style:style style:name="au_suffix" style:display-name="au_suffix"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00FF" style:text-underline-type="none" style:text-underline-color="font-color"/>
    </style:style>
    <style:style style:name="au_surname" style:display-name="au_surnam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CFF99" style:text-underline-type="none" style:text-underline-color="font-color"/>
    </style:style>
    <style:style style:name="bib_base" style:display-name="bib_base" style:family="text">
      <style:text-properties fo:text-transform="none" fo:font-variant="normal" style:text-line-through-type="none" text:display="true" style:use-window-font-color="true" style:letter-kerning="false" style:text-position="0% 100%" style:text-underline-type="none" style:text-underline-color="font-color"/>
    </style:style>
    <style:style style:name="bib_article" style:display-name="bib_article" style:family="text">
      <style:text-properties fo:text-transform="none" fo:font-variant="normal" style:text-line-through-type="none" text:display="true" style:use-window-font-color="true" style:letter-kerning="false" style:text-position="0% 100%" fo:background-color="#CCFFFF" style:text-underline-type="none" style:text-underline-color="font-color"/>
    </style:style>
    <style:style style:name="bib_comment" style:display-name="bib_comment" style:family="text">
      <style:text-properties fo:text-transform="none" fo:font-variant="normal" style:text-line-through-type="none" text:display="true" style:use-window-font-color="true" style:letter-kerning="false" style:text-position="0% 100%" fo:background-color="#D1A8FE" style:text-underline-type="none" style:text-underline-color="font-color"/>
    </style:style>
    <style:style style:name="bib_deg" style:display-name="bib_deg" style:family="text">
      <style:text-properties fo:text-transform="none" fo:font-variant="normal" style:text-line-through-type="none" text:display="true" style:use-window-font-color="true" style:letter-kerning="false" style:text-position="0% 100%" style:text-underline-type="none" style:text-underline-color="font-color"/>
    </style:style>
    <style:style style:name="bib_doi" style:display-name="bib_doi" style:family="text">
      <style:text-properties fo:text-transform="none" fo:font-variant="normal" style:text-line-through-type="none" text:display="true" style:use-window-font-color="true" style:letter-kerning="false" style:text-position="0% 100%" fo:background-color="#CCFFCC" style:text-underline-type="none" style:text-underline-color="font-color"/>
    </style:style>
    <style:style style:name="bib_etal" style:display-name="bib_etal" style:family="text">
      <style:text-properties fo:text-transform="none" fo:font-variant="normal" style:text-line-through-type="none" text:display="true" style:use-window-font-color="true" style:letter-kerning="false" style:text-position="0% 100%" fo:background-color="#FFCC99" style:text-underline-type="none" style:text-underline-color="font-color"/>
    </style:style>
    <style:style style:name="bib_fname" style:display-name="bib_fname" style:family="text">
      <style:text-properties fo:text-transform="none" fo:font-variant="normal" style:text-line-through-type="none" text:display="true" style:use-window-font-color="true" style:letter-kerning="false" style:text-position="0% 100%" fo:background-color="#FFFF00" style:text-underline-type="none" style:text-underline-color="font-color"/>
    </style:style>
    <style:style style:name="bib_fpage" style:display-name="bib_fpage" style:family="text">
      <style:text-properties fo:text-transform="none" fo:font-variant="normal" style:text-line-through-type="none" text:display="true" style:use-window-font-color="true" style:letter-kerning="false" style:text-position="0% 100%" fo:background-color="#D9D9D9" style:text-underline-type="none" style:text-underline-color="font-color"/>
    </style:style>
    <style:style style:name="bib_issue" style:display-name="bib_issue" style:family="text">
      <style:text-properties fo:text-transform="none" fo:font-variant="normal" style:text-line-through-type="none" text:display="true" style:use-window-font-color="true" style:letter-kerning="false" style:text-position="0% 100%" fo:background-color="#FFFFAB" style:text-underline-type="none" style:text-underline-color="font-color"/>
    </style:style>
    <style:style style:name="bib_journal" style:display-name="bib_journal" style:family="text">
      <style:text-properties fo:text-transform="none" fo:font-variant="normal" style:text-line-through-type="none" text:display="true" style:use-window-font-color="true" style:letter-kerning="false" style:text-position="0% 100%" fo:background-color="#F9DECF" style:text-underline-type="none" style:text-underline-color="font-color"/>
    </style:style>
    <style:style style:name="bib_lpage" style:display-name="bib_lpage" style:family="text">
      <style:text-properties fo:text-transform="none" fo:font-variant="normal" style:text-line-through-type="none" text:display="true" style:use-window-font-color="true" style:letter-kerning="false" style:text-position="0% 100%" fo:background-color="#A6A6A6" style:text-underline-type="none" style:text-underline-color="font-color"/>
    </style:style>
    <style:style style:name="bib_number" style:display-name="bib_number" style:family="text">
      <style:text-properties fo:text-transform="none" fo:font-variant="normal" style:text-line-through-type="none" text:display="true" style:use-window-font-color="true" style:letter-kerning="false" style:text-position="0% 100%" fo:background-color="#CCCCFF" style:text-underline-type="none" style:text-underline-color="font-color"/>
    </style:style>
    <style:style style:name="bib_organization" style:display-name="bib_organization" style:family="text">
      <style:text-properties fo:text-transform="none" fo:font-variant="normal" style:text-line-through-type="none" text:display="true" style:use-window-font-color="true" style:letter-kerning="false" style:text-position="0% 100%" fo:background-color="#00B050" style:text-underline-type="none" style:text-underline-color="font-color"/>
    </style:style>
    <style:style style:name="bib_suffix" style:display-name="bib_suffix" style:family="text">
      <style:text-properties fo:text-transform="none" fo:font-variant="normal" style:text-line-through-type="none" text:display="true" style:use-window-font-color="true" style:letter-kerning="false" style:text-position="0% 100%" fo:background-color="#33CCCC" style:text-underline-type="none" style:text-underline-color="font-color"/>
    </style:style>
    <style:style style:name="bib_suppl" style:display-name="bib_suppl" style:family="text">
      <style:text-properties fo:text-transform="none" fo:font-variant="normal" style:text-line-through-type="none" text:display="true" style:use-window-font-color="true" style:letter-kerning="false" style:text-position="0% 100%" fo:background-color="#FFCC66" style:text-underline-type="none" style:text-underline-color="font-color"/>
    </style:style>
    <style:style style:name="bib_surname" style:display-name="bib_surname" style:family="text">
      <style:text-properties fo:text-transform="none" fo:font-variant="normal" style:text-line-through-type="none" text:display="true" style:use-window-font-color="true" style:letter-kerning="false" style:text-position="0% 100%" fo:background-color="#CCFF99" style:text-underline-type="none" style:text-underline-color="font-color"/>
    </style:style>
    <style:style style:name="bib_unpubl" style:display-name="bib_unpubl" style:family="text">
      <style:text-properties fo:text-transform="none" fo:font-variant="normal" style:text-line-through-type="none" text:display="true" style:use-window-font-color="true" style:letter-kerning="false" style:text-position="0% 100%" style:text-underline-type="none" style:text-underline-color="font-color"/>
    </style:style>
    <style:style style:name="bib_url" style:display-name="bib_url" style:family="text">
      <style:text-properties fo:text-transform="none" fo:font-variant="normal" style:text-line-through-type="none" text:display="true" style:use-window-font-color="true" style:letter-kerning="false" style:text-position="0% 100%" fo:background-color="#CCFF66" style:text-underline-type="none" style:text-underline-color="font-color"/>
    </style:style>
    <style:style style:name="bib_volume" style:display-name="bib_volume" style:family="text">
      <style:text-properties fo:text-transform="none" fo:font-variant="normal" style:text-line-through-type="none" text:display="true" style:use-window-font-color="true" style:letter-kerning="false" style:text-position="0% 100%" fo:background-color="#CCECFF" style:text-underline-type="none" style:text-underline-color="font-color"/>
    </style:style>
    <style:style style:name="bib_year" style:display-name="bib_year" style:family="text">
      <style:text-properties fo:text-transform="none" fo:font-variant="normal" style:text-line-through-type="none" text:display="true" style:use-window-font-color="true" style:letter-kerning="false" style:text-position="0% 100%" fo:background-color="#FFCCFF" style:text-underline-type="none" style:text-underline-color="font-color"/>
    </style:style>
    <style:style style:name="cite_base" style:display-name="cite_bas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style:text-underline-type="none" style:text-underline-color="font-color"/>
    </style:style>
    <style:style style:name="cite_bib" style:display-name="cite_bib"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CFFFF" style:text-underline-type="none" style:text-underline-color="font-color"/>
    </style:style>
    <style:style style:name="cite_box" style:display-name="cite_box"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00FFFF" style:text-underline-type="none" style:text-underline-color="font-color"/>
    </style:style>
    <style:style style:name="cite_en" style:display-name="cite_en"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FF99" style:text-underline-type="none" style:text-underline-color="font-color"/>
    </style:style>
    <style:style style:name="cite_fig" style:display-name="cite_fig"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66E475" style:text-underline-type="none" style:text-underline-color="font-color"/>
    </style:style>
    <style:style style:name="cite_fn" style:display-name="cite_fn"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super 63.6%" fo:background-color="#FF99CC" style:text-underline-type="none" style:text-underline-color="font-color"/>
    </style:style>
    <style:style style:name="cite_tbl" style:display-name="cite_tbl"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D58F8F" style:text-underline-type="none" style:text-underline-color="font-color"/>
    </style:style>
    <style:style style:name="ContractNumber" style:display-name="Contract Number" style:family="text">
      <style:text-properties fo:font-size="9pt" style:font-size-asian="9pt" style:font-size-complex="12pt" fo:background-color="#CCFFCC"/>
    </style:style>
    <style:style style:name="bib_extlink" style:display-name="bib_extlink" style:family="text">
      <style:text-properties fo:text-transform="none" fo:font-variant="normal" style:text-line-through-type="none" text:display="true" style:use-window-font-color="true" style:letter-kerning="false" style:text-position="0% 100%" fo:background-color="#6CCE9D" style:text-underline-type="none" style:text-underline-color="font-color"/>
    </style:style>
    <style:style style:name="cite_eq" style:display-name="cite_eq"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A9A6EC" style:text-underline-type="none" style:text-underline-color="font-color"/>
    </style:style>
    <style:style style:name="bib_medline" style:display-name="bib_medline" style:family="text">
      <style:text-properties fo:text-transform="none" fo:font-variant="normal" style:text-line-through-type="none" text:display="true" style:use-window-font-color="true" style:letter-kerning="false" style:text-position="0% 100%" fo:background-color="#B4C6E7" style:text-underline-type="none" style:text-underline-color="font-color"/>
    </style:style>
    <style:style style:name="cite_tfn" style:display-name="cite_tfn"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super 63.6%" fo:background-color="#FBBA79" style:text-underline-type="none" style:text-underline-color="font-color"/>
    </style:style>
    <style:style style:name="au_prefix" style:display-name="au_prefix"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CC99" style:text-underline-type="none" style:text-underline-color="font-color"/>
    </style:style>
    <style:style style:name="cite_app" style:display-name="cite_app"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CFF33" style:text-underline-type="none" style:text-underline-color="font-color"/>
    </style:style>
    <style:style style:name="cite_sec" style:display-name="cite_sec"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CCCC" style:text-underline-type="none" style:text-underline-color="font-color"/>
    </style:style>
    <style:style style:name="ContractSponsor" style:display-name="Contract Sponsor" style:family="text">
      <style:text-properties fo:font-size="9pt" style:font-size-asian="9pt" style:font-size-complex="12pt" fo:background-color="#FFCC99"/>
    </style:style>
    <style:style style:name="bib_day" style:display-name="bib_day" style:family="text">
      <style:text-properties fo:text-transform="none" fo:font-variant="normal" style:text-line-through-type="none" text:display="true" style:use-window-font-color="true" style:letter-kerning="false" style:text-position="0% 100%" fo:background-color="#FA90A9" style:text-underline-type="none" style:text-underline-color="font-color"/>
    </style:style>
    <style:style style:name="bib_month" style:display-name="bib_month" style:family="text">
      <style:text-properties fo:text-transform="none" fo:font-variant="normal" style:text-line-through-type="none" text:display="true" style:use-window-font-color="true" style:letter-kerning="false" style:text-position="0% 100%" fo:background-color="#BA97FF" style:text-underline-type="none" style:text-underline-color="font-color"/>
    </style:style>
    <style:style style:name="au_member" style:display-name="au_member"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99CC" style:text-underline-type="none" style:text-underline-color="font-color"/>
    </style:style>
    <style:style style:name="bib_season" style:display-name="bib_season" style:family="text">
      <style:text-properties fo:text-transform="none" fo:font-variant="normal" style:text-line-through-type="none" text:display="true" style:use-window-font-color="true" style:letter-kerning="false" style:text-position="0% 100%" style:font-size-complex="12pt" fo:background-color="#FF6600" style:text-underline-type="none" style:text-underline-color="font-color"/>
    </style:style>
    <style:style style:name="af_addr-line" style:display-name="af_addr-lin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FF99" style:text-underline-type="none" style:text-underline-color="font-color"/>
    </style:style>
    <style:style style:name="af_base" style:display-name="af_bas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style:text-underline-type="none" style:text-underline-color="font-color"/>
    </style:style>
    <style:style style:name="af_country" style:display-name="af_country"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D7AFFF" style:text-underline-type="none" style:text-underline-color="font-color"/>
    </style:style>
    <style:style style:name="af_fax" style:display-name="af_fax"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81E7FF" style:text-underline-type="none" style:text-underline-color="font-color"/>
    </style:style>
    <style:style style:name="af_institution" style:display-name="af_institution"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75FF75" style:text-underline-type="none" style:text-underline-color="font-color"/>
    </style:style>
    <style:style style:name="af_phone" style:display-name="af_phon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75FF" style:text-underline-type="none" style:text-underline-color="font-color"/>
    </style:style>
    <style:style style:name="cite_box_nomove" style:display-name="cite_box_nomov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89D8FF" style:text-underline-type="none" style:text-underline-color="font-color"/>
    </style:style>
    <style:style style:name="cite_fig_nomove" style:display-name="cite_fig_nomov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8BFF8B" style:text-underline-type="none" style:text-underline-color="font-color"/>
    </style:style>
    <style:style style:name="cite_tbl_nomove" style:display-name="cite_tbl_nomov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D9BFF" style:text-underline-type="none" style:text-underline-color="font-color"/>
    </style:style>
    <style:style style:name="bib_confacronym" style:display-name="bib_confacronym" style:family="text">
      <style:text-properties fo:text-transform="none" fo:font-variant="normal" style:text-line-through-type="none" text:display="true" style:use-window-font-color="true" style:letter-kerning="false" style:text-position="0% 100%" fo:background-color="#FD77F3" style:text-underline-type="none" style:text-underline-color="font-color"/>
    </style:style>
    <style:style style:name="bib_confdate" style:display-name="bib_confdate" style:family="text">
      <style:text-properties fo:text-transform="none" fo:font-variant="normal" style:text-line-through-type="none" text:display="true" style:use-window-font-color="true" style:letter-kerning="false" style:text-position="0% 100%" fo:background-color="#3CE0C1" style:text-underline-type="none" style:text-underline-color="font-color"/>
    </style:style>
    <style:style style:name="bib_conference" style:display-name="bib_conference" style:family="text">
      <style:text-properties fo:text-transform="none" fo:font-variant="normal" style:text-line-through-type="none" text:display="true" style:use-window-font-color="true" style:letter-kerning="false" style:text-position="0% 100%" fo:background-color="#9CB3FE" style:text-underline-type="none" style:text-underline-color="font-color"/>
    </style:style>
    <style:style style:name="bib_conflocation" style:display-name="bib_conflocation" style:family="text">
      <style:text-properties fo:text-transform="none" fo:font-variant="normal" style:text-line-through-type="none" text:display="true" style:use-window-font-color="true" style:letter-kerning="false" style:text-position="0% 100%" fo:background-color="#EC493C" style:text-underline-type="none" style:text-underline-color="font-color"/>
    </style:style>
    <style:style style:name="bib_confpaper" style:display-name="bib_confpaper" style:family="text">
      <style:text-properties fo:text-transform="none" fo:font-variant="normal" style:text-line-through-type="none" text:display="true" style:use-window-font-color="true" style:letter-kerning="false" style:text-position="0% 100%" fo:background-color="#61FF65" style:text-underline-type="none" style:text-underline-color="font-color"/>
    </style:style>
    <style:style style:name="bib_confproceedings" style:display-name="bib_confproceedings" style:family="text">
      <style:text-properties fo:text-transform="none" fo:font-variant="normal" style:text-line-through-type="none" text:display="true" style:use-window-font-color="true" style:letter-kerning="false" style:text-position="0% 100%" fo:background-color="#FDBA35" style:text-underline-type="none" style:text-underline-color="font-color"/>
    </style:style>
    <style:style style:name="af_city" style:display-name="af_city"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ABDFF" style:text-underline-type="none" style:text-underline-color="font-color"/>
    </style:style>
    <style:style style:name="af_orgdiv1" style:display-name="af_orgdiv1"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2FE8C" style:text-underline-type="none" style:text-underline-color="font-color"/>
    </style:style>
    <style:style style:name="af_orgdiv2" style:display-name="af_orgdiv2"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style:font-size-complex="12pt" fo:background-color="#9BBCFF" style:text-underline-type="none" style:text-underline-color="font-color"/>
    </style:style>
    <style:style style:name="af_orgdiv3" style:display-name="af_orgdiv3"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style:font-size-complex="12pt" fo:background-color="#FFC89F" style:text-underline-type="none" style:text-underline-color="font-color"/>
    </style:style>
    <style:style style:name="af_zipcode" style:display-name="af_zipcod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style:font-size-complex="12pt" fo:background-color="#E5FCAA" style:text-underline-type="none" style:text-underline-color="font-color"/>
    </style:style>
    <style:style style:name="af_state" style:display-name="af_stat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ACB98" style:text-underline-type="none" style:text-underline-color="font-color"/>
    </style:style>
    <style:style style:name="bib_elocation" style:display-name="bib_elocation" style:family="text">
      <style:text-properties fo:text-transform="none" fo:font-variant="normal" style:text-line-through-type="none" text:display="true" style:use-window-font-color="true" style:letter-kerning="false" style:text-position="0% 100%" fo:background-color="#FFE599" style:text-underline-type="none" style:text-underline-color="font-color"/>
    </style:style>
    <style:style style:name="ArticlePageCount" style:display-name="ArticlePageCount" style:family="paragraph" style:parent-style-name="pubNameFooter">
      <style:text-properties fo:hyphenate="false"/>
    </style:style>
    <style:style style:name="PublicationSeason" style:display-name="PublicationSeason" style:family="paragraph" style:parent-style-name="pubNameFooter">
      <style:text-properties fo:hyphenate="false"/>
    </style:style>
    <style:style style:name="ArticleELocation" style:display-name="ArticleELocation" style:family="paragraph" style:parent-style-name="pubNameFooter">
      <style:text-properties fo:hyphenate="false"/>
    </style:style>
    <style:style style:name="HighlightsHead" style:display-name="HighlightsHead" style:family="paragraph" style:parent-style-name="Heading1">
      <style:paragraph-properties fo:background-color="#92D050"/>
      <style:text-properties fo:hyphenate="false"/>
    </style:style>
    <style:style style:name="CorrespondenceHead" style:display-name="CorrespondenceHead" style:family="paragraph" style:parent-style-name="Correspondence">
      <style:text-properties fo:hyphenate="false"/>
    </style:style>
    <style:style style:name="AdditionaInfoHead" style:display-name="AdditionaInfoHead" style:family="paragraph" style:parent-style-name="Heading1">
      <style:paragraph-properties fo:background-color="#92D050"/>
      <style:text-properties fo:hyphenate="false"/>
    </style:style>
    <style:style style:name="CopyrightStatement" style:display-name="CopyrightStatement" style:family="paragraph" style:parent-style-name="Normal">
      <style:text-properties fo:hyphenate="false"/>
    </style:style>
    <style:style style:name="CopyrightYear" style:display-name="CopyrightYear" style:family="paragraph" style:parent-style-name="CopyrightStatement">
      <style:text-properties fo:hyphenate="false"/>
    </style:style>
    <style:style style:name="CopyrightHolder" style:display-name="CopyrightHolder" style:family="paragraph" style:parent-style-name="CopyrightYear">
      <style:text-properties fo:hyphenate="false"/>
    </style:style>
    <style:style style:name="fnConflictTitle" style:display-name="fnConflictTitle" style:family="paragraph" style:parent-style-name="History">
      <style:paragraph-properties fo:background-color="#92D050"/>
      <style:text-properties fo:hyphenate="false"/>
    </style:style>
    <style:style style:name="AuthorsAlt" style:display-name="AuthorsAlt" style:family="paragraph" style:parent-style-name="Authors">
      <style:paragraph-properties fo:background-color="#92D050"/>
      <style:text-properties fo:hyphenate="false"/>
    </style:style>
    <style:style style:name="HistoryTitle" style:display-name="HistoryTitle" style:family="paragraph" style:parent-style-name="History">
      <style:paragraph-properties fo:background-color="#92D050"/>
      <style:text-properties fo:hyphenate="false"/>
    </style:style>
    <style:style style:name="CorrespondenceTitle" style:display-name="CorrespondenceTitle" style:family="paragraph" style:parent-style-name="Correspondence">
      <style:text-properties fo:hyphenate="false"/>
    </style:style>
    <style:style style:name="HighlightsTitle" style:display-name="HighlightsTitle" style:family="paragraph" style:parent-style-name="ECPara_base">
      <style:text-properties fo:hyphenate="false"/>
    </style:style>
    <style:style style:name="ECPara_base" style:display-name="ECPara_base" style:family="paragraph">
      <style:paragraph-properties fo:widows="0" fo:orphans="0" fo:margin-bottom="0in" fo:line-height="100%"/>
      <style:text-properties style:font-name="Times New Roman" style:font-name-asian="Times New Roman" style:font-name-complex="Times New Roman" fo:font-size="12pt" style:font-size-asian="12pt" style:font-size-complex="12pt" fo:hyphenate="false"/>
    </style:style>
    <style:style style:name="AdditionaInfoTitle" style:display-name="AdditionaInfoTitle" style:family="paragraph" style:parent-style-name="ECPara_base">
      <style:text-properties fo:hyphenate="false"/>
    </style:style>
    <style:style style:name="fnDeceased" style:display-name="fnDeceased" style:family="paragraph" style:parent-style-name="ECPara_base">
      <style:text-properties fo:hyphenate="false"/>
    </style:style>
    <style:style style:name="TableTitle-Trans1" style:display-name="TableTitle-Trans1" style:family="paragraph" style:parent-style-name="TableTitle">
      <style:text-properties fo:font-style="italic" style:font-style-asian="italic" fo:hyphenate="false"/>
    </style:style>
    <style:style style:name="ArticleType-TransPT" style:display-name="ArticleType-TransPT" style:family="paragraph" style:parent-style-name="ECPara_base">
      <style:text-properties fo:hyphenate="false"/>
    </style:style>
    <style:style style:name="FigureSource" style:display-name="FigureSource" style:family="paragraph" style:parent-style-name="FigureCaption">
      <style:paragraph-properties fo:margin-top="0in" style:line-height-at-least="0.1527in"/>
      <style:text-properties fo:font-size="8pt" style:font-size-asian="8pt" fo:hyphenate="false"/>
    </style:style>
    <style:style style:name="Footnote_Continued" style:display-name="Footnote_Continued" style:family="paragraph" style:parent-style-name="ECPara_base">
      <style:text-properties fo:hyphenate="false"/>
    </style:style>
    <style:style style:name="fnAuthor-notesContributionsTitle" style:display-name="fnAuthor-notesContributionsTitle" style:family="paragraph" style:parent-style-name="fnAuthor-notesContributions">
      <style:paragraph-properties fo:background-color="#92D050"/>
      <style:text-properties fo:hyphenate="false"/>
    </style:style>
    <style:style style:name="fnAuthor-notesOtherTitle" style:display-name="fnAuthor-notesOtherTitle" style:family="paragraph" style:parent-style-name="fnAuthor-notesOther">
      <style:paragraph-properties fo:background-color="#92D050"/>
      <style:text-properties fo:hyphenate="false"/>
    </style:style>
    <style:style style:name="BlockQuote-Italico" style:display-name="BlockQuote-Italico" style:family="paragraph" style:parent-style-name="BlockQuote">
      <style:text-properties fo:font-style="italic" style:font-style-asian="italic" fo:hyphenate="false"/>
    </style:style>
    <style:style style:name="TitleFootnote" style:display-name="TitleFootnote" style:family="paragraph" style:parent-style-name="ECPara_base">
      <style:paragraph-properties fo:margin-top="0.1666in"/>
      <style:text-properties style:font-name="Courier New" fo:color="#7F7F7F" fo:font-size="9pt" style:font-size-asian="9pt" fo:hyphenate="false"/>
    </style:style>
    <style:style style:name="KeywordsTitle-Trans1" style:display-name="KeywordsTitle-Trans1" style:family="paragraph" style:parent-style-name="KeywordsTitle">
      <style:text-properties fo:hyphenate="false"/>
    </style:style>
    <style:style style:name="KeywordsTitle-Trans2" style:display-name="KeywordsTitle-Trans2" style:family="paragraph" style:parent-style-name="KeywordsTitle-Trans1">
      <style:text-properties fo:hyphenate="false"/>
    </style:style>
    <style:style style:name="ArticleTypeTitle" style:display-name="ArticleTypeTitle" style:family="paragraph" style:parent-style-name="ArticleType">
      <style:paragraph-properties fo:background-color="#92D050"/>
      <style:text-properties fo:hyphenate="false"/>
    </style:style>
    <style:style style:name="fnSupported-byTitle" style:display-name="fnSupported-byTitle" style:family="paragraph" style:parent-style-name="History">
      <style:paragraph-properties fo:background-color="#92D050"/>
      <style:text-properties fo:hyphenate="false"/>
    </style:style>
    <style:style style:name="AuthorsTitle" style:display-name="AuthorsTitle" style:family="paragraph" style:parent-style-name="Authors">
      <style:paragraph-properties fo:background-color="#92D050"/>
      <style:text-properties fo:hyphenate="false"/>
    </style:style>
    <style:style style:name="BulletPointsHead" style:display-name="BulletPointsHead" style:family="paragraph" style:parent-style-name="BulletList1">
      <style:paragraph-properties fo:background-color="#92D050"/>
      <style:text-properties fo:hyphenate="false"/>
    </style:style>
    <style:style style:name="AffiliationsTitle" style:display-name="AffiliationsTitle" style:family="paragraph" style:parent-style-name="Affiliations">
      <style:paragraph-properties fo:background-color="#92D050"/>
      <style:text-properties fo:hyphenate="false"/>
    </style:style>
    <style:style style:name="ContributionsTitle" style:display-name="ContributionsTitle" style:family="paragraph" style:parent-style-name="History">
      <style:paragraph-properties fo:background-color="#92D050"/>
      <style:text-properties fo:hyphenate="false"/>
    </style:style>
    <style:style style:name="FinancialTitle" style:display-name="FinancialTitle" style:family="paragraph" style:parent-style-name="Heading1">
      <style:text-properties fo:hyphenate="false"/>
    </style:style>
    <style:style style:name="KeywordsTitle" style:display-name="KeywordsTitle" style:family="paragraph" style:parent-style-name="Keywords">
      <style:paragraph-properties fo:background-color="#92D050"/>
      <style:text-properties fo:hyphenate="false"/>
    </style:style>
    <style:style style:name="KeywordsTitleChar" style:display-name="KeywordsTitle Char" style:family="text">
      <style:text-properties style:font-name="Cambria" style:font-name-asian="Times New Roman" style:font-name-complex="Cambria" fo:color="#000000" fo:font-size="9.5pt" style:font-size-asian="9.5pt" style:font-size-complex="9.5pt" fo:background-color="#92D050" style:rfc-language-tag="es-ES_tradnl" fo:language="es"/>
    </style:style>
    <style:style style:name="NotesTitle" style:display-name="NotesTitle" style:family="paragraph" style:parent-style-name="Paragraph">
      <style:paragraph-properties fo:background-color="#92D050"/>
      <style:text-properties fo:hyphenate="false"/>
    </style:style>
    <style:style style:name="ArticleType-Trans1" style:display-name="ArticleType-Trans1" style:family="paragraph" style:parent-style-name="ArticleType">
      <style:paragraph-properties fo:background-color="#92D050"/>
      <style:text-properties fo:hyphenate="false"/>
    </style:style>
    <style:style style:name="ArticleType-Trans1Char" style:display-name="ArticleType-Trans1 Char" style:family="text">
      <style:text-properties style:font-name="Century Gothic" style:font-name-asian="Calibri" style:font-name-complex="Times New Roman" fo:font-weight="bold" style:font-weight-asian="bold" fo:color="#000000" fo:font-size="10pt" style:font-size-asian="10pt" style:font-size-complex="10pt" fo:background-color="#92D050" fo:language="en" fo:country="US"/>
    </style:style>
    <style:style style:name="ArticleType-Trans2" style:display-name="ArticleType-Trans2" style:family="paragraph" style:parent-style-name="ECPara_base">
      <style:paragraph-properties style:text-autospace="none" fo:margin-top="0.0555in" fo:margin-bottom="0.0555in">
        <style:tab-stops>
          <style:tab-stop style:type="left" style:position="0.5in"/>
        </style:tab-stops>
      </style:paragraph-properties>
      <style:text-properties style:font-name-asian="Calibri" fo:color="#2E74B5" fo:font-size="10pt" style:font-size-asian="10pt" fo:hyphenate="false"/>
    </style:style>
    <style:style style:name="ArticleType-Trans2Char" style:display-name="ArticleType-Trans2 Char" style:family="text">
      <style:text-properties style:font-name="Times New Roman" style:font-name-asian="Calibri" style:font-name-complex="Times New Roman" fo:color="#2E74B5" fo:font-size="10pt" style:font-size-asian="10pt" style:font-size-complex="12pt"/>
    </style:style>
    <style:style style:name="ArticleArea" style:display-name="ArticleArea" style:family="paragraph" style:parent-style-name="ArticleType">
      <style:paragraph-properties fo:background-color="#92D050">
        <style:tab-stops/>
      </style:paragraph-properties>
      <style:text-properties fo:hyphenate="false"/>
    </style:style>
    <style:style style:name="SigBlock" style:display-name="SigBlock" style:family="paragraph" style:parent-style-name="ArticleArea">
      <style:text-properties fo:hyphenate="false"/>
    </style:style>
    <style:style style:name="HistoryAlt" style:display-name="HistoryAlt" style:family="paragraph" style:parent-style-name="History">
      <style:paragraph-properties fo:background-color="#92D050"/>
      <style:text-properties fo:hyphenate="false"/>
    </style:style>
    <style:style style:name="Figure" style:display-name="Figure" style:family="paragraph" style:parent-style-name="Paragraph" style:next-style-name="NoParagraphStyle">
      <style:paragraph-properties fo:keep-with-next="always" fo:text-align="center" fo:margin-top="0.1666in" fo:margin-bottom="0.0416in" fo:text-indent="0.0041in"/>
      <style:text-properties fo:hyphenate="false"/>
    </style:style>
    <style:style style:name="HowToCiteTitle" style:display-name="HowToCiteTitle" style:family="paragraph" style:parent-style-name="HowToCite">
      <style:paragraph-properties fo:background-color="#92D050"/>
      <style:text-properties fo:hyphenate="false"/>
    </style:style>
    <style:style style:name="FigureSource-Trans1" style:display-name="FigureSource-Trans1" style:family="paragraph" style:parent-style-name="FigureSource">
      <style:text-properties fo:font-style="italic" style:font-style-asian="italic" fo:hyphenate="false"/>
    </style:style>
    <style:style style:name="AppendixHead-Trans1" style:display-name="AppendixHead-Trans1" style:family="paragraph" style:parent-style-name="AppendixHead">
      <style:text-properties fo:font-style="italic" style:font-style-asian="italic" fo:hyphenate="false"/>
    </style:style>
    <style:style style:name="bib_thesis" style:display-name="bib_thesis" style:family="text">
      <style:text-properties fo:text-transform="none" fo:font-variant="normal" style:text-line-through-type="none" text:display="true" style:use-window-font-color="true" style:letter-kerning="false" style:text-position="0% 100%" fo:background-color="#9CC2E5" style:text-underline-type="none" style:text-underline-color="font-color"/>
    </style:style>
    <style:style style:name="bib_standard" style:display-name="bib_standard" style:family="text">
      <style:text-properties fo:text-transform="none" fo:font-variant="normal" style:text-line-through-type="none" text:display="true" style:use-window-font-color="true" style:letter-kerning="false" style:text-position="0% 100%" fo:background-color="#9CC2E5" style:text-underline-type="none" style:text-underline-color="font-color"/>
    </style:style>
    <style:style style:name="bib_patent" style:display-name="bib_patent" style:family="text">
      <style:text-properties fo:text-transform="none" fo:font-variant="normal" style:text-line-through-type="none" text:display="true" style:use-window-font-color="true" style:letter-kerning="false" style:text-position="0% 100%" fo:background-color="#9CC2E5" style:text-underline-type="none" style:text-underline-color="font-color"/>
    </style:style>
    <style:style style:name="bib_softVersion" style:display-name="bib_softVersion" style:family="text">
      <style:text-properties fo:text-transform="none" fo:font-variant="normal" style:text-line-through-type="none" text:display="true" style:use-window-font-color="true" style:letter-kerning="false" style:text-position="0% 100%" fo:background-color="#FFD966" style:text-underline-type="none" style:text-underline-color="font-color"/>
    </style:style>
    <style:style style:name="bib_patentNumber" style:display-name="bib_patentNumber" style:family="text">
      <style:text-properties fo:text-transform="none" fo:font-variant="normal" style:text-line-through-type="none" text:display="true" style:use-window-font-color="true" style:letter-kerning="false" style:text-position="0% 100%" fo:background-color="#FFD966" style:text-underline-type="none" style:text-underline-color="font-color"/>
    </style:style>
    <style:style style:name="bib_database" style:display-name="bib_database" style:family="text">
      <style:text-properties fo:text-transform="none" fo:font-variant="normal" style:text-line-through-type="none" text:display="true" style:use-window-font-color="true" style:letter-kerning="false" style:text-position="0% 100%" fo:background-color="#9CC2E5" style:text-underline-type="none" style:text-underline-color="font-color"/>
    </style:style>
    <style:style style:name="bib_soft" style:display-name="bib_soft" style:family="text">
      <style:text-properties fo:text-transform="none" fo:font-variant="normal" style:text-line-through-type="none" text:display="true" style:use-window-font-color="true" style:letter-kerning="false" style:text-position="0% 100%" fo:background-color="#9CC2E5" style:text-underline-type="none" style:text-underline-color="font-color"/>
    </style:style>
    <style:style style:name="af_address" style:display-name="af_address"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D966" style:text-underline-type="none" style:text-underline-color="font-color"/>
    </style:style>
    <style:style style:name="bib_gov" style:display-name="bib_gov" style:family="text">
      <style:text-properties fo:text-transform="none" fo:font-variant="normal" style:text-line-through-type="none" text:display="true" style:use-window-font-color="true" style:letter-kerning="false" style:text-position="0% 100%" fo:background-color="#9CC2E5" style:text-underline-type="none" style:text-underline-color="font-color"/>
    </style:style>
    <style:style style:name="bib_govNumber" style:display-name="bib_govNumber" style:family="text">
      <style:text-properties fo:text-transform="none" fo:font-variant="normal" style:text-line-through-type="none" text:display="true" style:use-window-font-color="true" style:letter-kerning="false" style:text-position="0% 100%" fo:background-color="#FFFF00" style:text-underline-type="none" style:text-underline-color="font-color"/>
    </style:style>
    <style:style style:name="bib_patentCountry" style:display-name="bib_patentCountry" style:family="text">
      <style:text-properties fo:text-transform="none" fo:font-variant="normal" style:text-line-through-type="none" text:display="true" style:use-window-font-color="true" style:letter-kerning="false" style:text-position="0% 100%" fo:background-color="#FFCCFF" style:text-underline-type="none" style:text-underline-color="font-color"/>
    </style:style>
    <style:style style:name="bib_reportNumber" style:display-name="bib_reportNumber" style:family="text">
      <style:text-properties fo:text-transform="none" fo:font-variant="normal" style:text-line-through-type="none" text:display="true" style:use-window-font-color="true" style:letter-kerning="false" style:text-position="0% 100%" fo:background-color="#FFD966" style:text-underline-type="none" style:text-underline-color="font-color"/>
    </style:style>
    <style:style style:name="bib_report" style:display-name="bib_report" style:family="text">
      <style:text-properties fo:text-transform="none" fo:font-variant="normal" style:text-line-through-type="none" text:display="true" style:use-window-font-color="true" style:letter-kerning="false" style:text-position="0% 100%" fo:background-color="#9CC2E5" style:text-underline-type="none" style:text-underline-color="font-color"/>
    </style:style>
    <style:style style:name="af_email" style:display-name="af_email"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F2CC" style:text-underline-type="none" style:text-underline-color="font-color"/>
    </style:style>
    <style:style style:name="bib_access-date" style:display-name="bib_access-date" style:family="text">
      <style:text-properties fo:text-transform="none" fo:font-variant="normal" style:text-line-through-type="none" text:display="true" style:use-window-font-color="true" style:letter-kerning="false" style:text-position="0% 100%" fo:background-color="#F13BCE" style:text-underline-type="none" style:text-underline-color="font-color"/>
    </style:style>
    <style:style style:name="bib_updated-date" style:display-name="bib_updated-date" style:family="text">
      <style:text-properties fo:text-transform="none" fo:font-variant="normal" style:text-line-through-type="none" text:display="true" style:use-window-font-color="true" style:letter-kerning="false" style:text-position="0% 100%" fo:background-color="#FD7BE4" style:text-underline-type="none" style:text-underline-color="font-color"/>
    </style:style>
    <style:style style:name="bib_book" style:display-name="bib_book"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99CCFF" style:text-underline-type="none" style:text-underline-color="font-color"/>
    </style:style>
    <style:style style:name="bib_chapterno" style:display-name="bib_chapterno"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D9D9D9" style:text-underline-type="none" style:text-underline-color="font-color"/>
    </style:style>
    <style:style style:name="bib_chaptertitle" style:display-name="bib_chaptertitl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9D5B" style:text-underline-type="none" style:text-underline-color="font-color"/>
    </style:style>
    <style:style style:name="bib_ed-etal" style:display-name="bib_ed-etal"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00F4EE" style:text-underline-type="none" style:text-underline-color="font-color"/>
    </style:style>
    <style:style style:name="bib_ed-fname" style:display-name="bib_ed-fnam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D966" style:text-underline-type="none" style:text-underline-color="font-color"/>
    </style:style>
    <style:style style:name="bib_editionno" style:display-name="bib_editionno"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CC00" style:text-underline-type="none" style:text-underline-color="font-color"/>
    </style:style>
    <style:style style:name="bib_ed-organization" style:display-name="bib_ed-organization"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CAAC3" style:text-underline-type="none" style:text-underline-color="font-color"/>
    </style:style>
    <style:style style:name="bib_ed-suffix" style:display-name="bib_ed-suffix"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CFFCC" style:text-underline-type="none" style:text-underline-color="font-color"/>
    </style:style>
    <style:style style:name="bib_ed-surname" style:display-name="bib_ed-surnam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538135" style:text-underline-type="none" style:text-underline-color="font-color"/>
    </style:style>
    <style:style style:name="bib_isbn" style:display-name="bib_isbn"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D9D9D9" style:text-underline-type="none" style:text-underline-color="font-color"/>
    </style:style>
    <style:style style:name="bib_location" style:display-name="bib_location"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CCCC" style:text-underline-type="none" style:text-underline-color="font-color"/>
    </style:style>
    <style:style style:name="bib_pagecount" style:display-name="bib_pagecount"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00FF00" style:text-underline-type="none" style:text-underline-color="font-color"/>
    </style:style>
    <style:style style:name="bib_publisher" style:display-name="bib_publisher"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99CC" style:text-underline-type="none" style:text-underline-color="font-color"/>
    </style:style>
    <style:style style:name="bib_series" style:display-name="bib_series"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CC99" style:text-underline-type="none" style:text-underline-color="font-color"/>
    </style:style>
    <style:style style:name="bib_seriesno" style:display-name="bib_seriesno"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FF99" style:text-underline-type="none" style:text-underline-color="font-color"/>
    </style:style>
    <style:style style:name="bib_trans" style:display-name="bib_trans"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99CC00" style:text-underline-type="none" style:text-underline-color="font-color"/>
    </style:style>
    <style:style style:name="bib_institution" style:display-name="bib_institution"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CFFCC" style:text-underline-type="none" style:text-underline-color="font-color"/>
    </style:style>
    <style:style style:name="bib_reportnum" style:display-name="bib_reportnum"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CCCCFF" style:text-underline-type="none" style:text-underline-color="font-color"/>
    </style:style>
    <style:style style:name="bib_school" style:display-name="bib_school"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FFCC66" style:text-underline-type="none" style:text-underline-color="font-color"/>
    </style:style>
    <style:style style:name="bib_alt-year" style:display-name="bib_alt-year"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style:font-size-complex="12pt" fo:background-color="#CC99FF" style:text-underline-type="none" style:text-underline-color="font-color"/>
    </style:style>
    <style:style style:name="bib_volcount" style:display-name="bib_volcount"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fo:background-color="#00FF00" style:text-underline-type="none" style:text-underline-color="font-color"/>
    </style:style>
    <style:style style:name="bib_title" style:display-name="bib_title" style:family="text">
      <style:text-properties fo:font-weight="normal" style:font-weight-asian="normal" fo:font-style="normal" style:font-style-asian="normal" fo:text-transform="none" fo:font-variant="normal" style:text-line-through-type="none" text:display="true" style:use-window-font-color="true" style:letter-kerning="false" style:text-position="0% 100%" style:font-size-complex="12pt" fo:background-color="#FEBAC0" style:text-underline-type="none" style:text-underline-color="font-color"/>
    </style:style>
    <style:style style:name="Abstract" style:display-name="Abstract" style:family="paragraph" style:parent-style-name="Normal" style:next-style-name="Keywords">
      <style:paragraph-properties fo:keep-with-next="always" style:text-autospace="none" fo:text-align="justify" style:vertical-align="middle" style:line-height-at-least="0.1875in" fo:margin-left="0.6298in">
        <style:tab-stops/>
      </style:paragraph-properties>
      <style:text-properties style:font-name="Cambria" style:font-name-complex="Cambria" fo:color="#000000" fo:font-size="9.5pt" style:font-size-asian="9.5pt" style:font-size-complex="9.5pt" fo:hyphenate="false"/>
    </style:style>
    <style:style style:name="Base_Text" style:display-name="Base_Text" style:family="paragraph">
      <style:paragraph-properties fo:margin-bottom="0in" fo:line-height="100%">
        <style:tab-stops>
          <style:tab-stop style:type="left" style:position="0.4902in"/>
        </style:tab-stops>
      </style:paragraph-properties>
      <style:text-properties style:font-name="Times New Roman" style:font-name-complex="Times New Roman" fo:font-size="9pt" style:font-size-asian="9pt" fo:hyphenate="false"/>
    </style:style>
    <style:style style:name="Base_Heading" style:display-name="Base_Heading" style:family="paragraph" style:default-outline-level="1">
      <style:paragraph-properties fo:margin-bottom="0in" fo:line-height="100%"/>
      <style:text-properties style:font-name="Times New Roman" style:font-name-complex="Times New Roman" fo:font-size="12pt" style:font-size-asian="12pt" fo:language="en" fo:country="US" fo:hyphenate="false"/>
    </style:style>
    <style:style style:name="AbstractTitle" style:display-name="AbstractTitle" style:family="paragraph" style:parent-style-name="Normal" style:next-style-name="Abstract">
      <style:paragraph-properties fo:keep-with-next="always" style:text-autospace="none" style:vertical-align="middle" fo:margin-top="0.25in" style:line-height-at-least="0.1875in"/>
      <style:text-properties style:font-name="Century Gothic" style:font-name-complex="Futura Std Medium" fo:font-weight="bold" style:font-weight-asian="bold" fo:color="#000000" fo:letter-spacing="-0.0027in" style:text-scale="95%" style:rfc-language-tag="es-ES_tradnl" fo:language="es" fo:hyphenate="false"/>
    </style:style>
    <style:style style:name="Abstract-Trans1" style:display-name="Abstract-Trans1" style:family="paragraph" style:parent-style-name="Normal" style:next-style-name="Keywords-Trans1">
      <style:paragraph-properties fo:keep-with-next="always" style:text-autospace="none" fo:text-align="justify" style:vertical-align="middle" style:line-height-at-least="0.1875in" fo:margin-left="0.6298in">
        <style:tab-stops/>
      </style:paragraph-properties>
      <style:text-properties style:font-name="Cambria" style:font-name-complex="Cambria" fo:font-style="italic" style:font-style-asian="italic" style:font-style-complex="italic" fo:color="#000000" fo:letter-spacing="0.0006in" fo:font-size="9.5pt" style:font-size-asian="9.5pt" style:font-size-complex="9.5pt" style:rfc-language-tag="es-ES_tradnl" fo:language="es" fo:hyphenate="false"/>
    </style:style>
    <style:style style:name="Abstract-Trans2" style:display-name="Abstract-Trans2" style:family="paragraph" style:parent-style-name="Abstract-Trans1">
      <style:text-properties fo:font-style="normal" style:font-style-asian="normal" fo:letter-spacing="normal" fo:hyphenate="false"/>
    </style:style>
    <style:style style:name="Acknowledgment" style:display-name="Acknowledgment" style:family="paragraph" style:parent-style-name="Paragraph">
      <style:text-properties fo:hyphenate="false"/>
    </style:style>
    <style:style style:name="AcknowledgmentHead" style:display-name="AcknowledgmentHead" style:family="paragraph" style:parent-style-name="Heading1">
      <style:text-properties fo:hyphenate="false"/>
    </style:style>
    <style:style style:name="Affiliations" style:display-name="Affiliations" style:family="paragraph" style:parent-style-name="Normal" style:next-style-name="AbstractTitle">
      <style:paragraph-properties fo:border-top="none" fo:border-left="none" fo:border-bottom="0.0069in solid #000000" fo:border-right="none" fo:padding-top="0in" fo:padding-left="0in" fo:padding-bottom="0.0833in" fo:padding-right="0in" style:shadow="none" style:text-autospace="none" style:vertical-align="middle" style:line-height-at-least="0.0694in" fo:margin-left="0.118in" fo:margin-right="0.3937in" fo:text-indent="-0.118in">
        <style:tab-stops/>
      </style:paragraph-properties>
      <style:text-properties style:font-name="Cambria" style:font-name-complex="Cambria" fo:color="#000000" fo:font-size="9pt" style:font-size-asian="9pt" style:font-size-complex="9pt" style:rfc-language-tag="es-ES_tradnl" fo:language="es" fo:hyphenate="false"/>
    </style:style>
    <style:style style:name="Appendix" style:display-name="Appendix" style:family="paragraph" style:parent-style-name="Paragraph">
      <style:paragraph-properties fo:background-color="#92D050"/>
      <style:text-properties fo:hyphenate="false"/>
    </style:style>
    <style:style style:name="AppendixHead" style:display-name="AppendixHead" style:family="paragraph" style:parent-style-name="FigureCaption">
      <style:text-properties fo:hyphenate="false"/>
    </style:style>
    <style:style style:name="ArticleTitle" style:display-name="ArticleTitle" style:family="paragraph" style:parent-style-name="Normal" style:next-style-name="ArticleTitle-Trans1">
      <style:paragraph-properties style:text-autospace="none" style:vertical-align="middle" fo:margin-bottom="0.1388in" style:line-height-at-least="0.2777in" fo:margin-right="1.9687in"/>
      <style:text-properties style:font-name="Century Gothic" style:font-name-complex="Futura Std Medium" fo:font-weight="bold" style:font-weight-asian="bold" fo:color="#000000" fo:letter-spacing="-0.0027in" style:text-scale="95%" fo:font-size="16pt" style:font-size-asian="16pt" style:font-size-complex="16pt" style:rfc-language-tag="es-ES_tradnl" fo:language="es" fo:hyphenate="false"/>
    </style:style>
    <style:style style:name="ArticleTitle-Trans1" style:display-name="ArticleTitle-Trans1" style:family="paragraph" style:parent-style-name="Normal" style:next-style-name="Authors">
      <style:paragraph-properties style:text-autospace="none" style:vertical-align="middle" fo:margin-bottom="0.1666in" style:line-height-at-least="0.2152in" fo:margin-right="0.3937in"/>
      <style:text-properties style:font-name="Century Gothic" style:font-name-complex="Futura Std Book" fo:font-style="italic" style:font-style-asian="italic" style:font-style-complex="italic" fo:color="#000000" fo:letter-spacing="-0.0013in" style:text-scale="90%" fo:font-size="11.5pt" style:font-size-asian="11.5pt" style:font-size-complex="11.5pt" style:rfc-language-tag="es-ES_tradnl" fo:language="es" fo:hyphenate="false"/>
    </style:style>
    <style:style style:name="ArticleTitle-Trans2" style:display-name="ArticleTitle-Trans2" style:family="paragraph" style:parent-style-name="ArticleTitle-Trans1">
      <style:text-properties fo:font-style="normal" style:font-style-asian="normal" fo:hyphenate="false"/>
    </style:style>
    <style:style style:name="Authors" style:display-name="Authors" style:family="paragraph" style:parent-style-name="Normal" style:next-style-name="Affiliations">
      <style:paragraph-properties fo:border-top="0.0069in solid #000000" fo:border-left="none" fo:border-bottom="none" fo:border-right="none" fo:padding-top="0.25in" fo:padding-left="0in" fo:padding-bottom="0in" fo:padding-right="0in" style:shadow="none" style:text-autospace="none" style:vertical-align="middle" fo:margin-top="0.2569in" fo:margin-bottom="1.25in" style:line-height-at-least="0.1736in" fo:margin-right="0.3937in"/>
      <style:text-properties style:font-name="Century Gothic" style:font-name-complex="Futura Std Condensed Light" fo:color="#000000" fo:letter-spacing="-0.0027in" style:text-scale="90%" fo:font-size="9.5pt" style:font-size-asian="9.5pt" style:font-size-complex="9.5pt" style:rfc-language-tag="es-ES_tradnl" fo:language="es" fo:hyphenate="false"/>
    </style:style>
    <style:style style:name="Correspondence" style:display-name="Correspondence" style:family="paragraph" style:parent-style-name="fnAuthor-notesOther">
      <style:paragraph-properties fo:background-color="#92D050"/>
      <style:text-properties fo:hyphenate="false"/>
    </style:style>
    <style:style style:name="Equation" style:display-name="Equation" style:family="paragraph" style:parent-style-name="ParagraphAlt">
      <style:paragraph-properties fo:margin-top="0.1965in" fo:margin-bottom="0.2756in">
        <style:tab-stops>
          <style:tab-stop style:type="right" style:position="0.8659in"/>
          <style:tab-stop style:type="right" style:position="6.6937in"/>
        </style:tab-stops>
      </style:paragraph-properties>
      <style:text-properties fo:hyphenate="false"/>
    </style:style>
    <style:style style:name="FigureCaption" style:display-name="FigureCaption" style:family="paragraph" style:parent-style-name="NoParagraphStyle">
      <style:paragraph-properties fo:text-align="center" fo:margin-top="0.0416in" fo:margin-bottom="0.1666in" style:line-height-at-least="0.1666in"/>
      <style:text-properties style:font-name="Century Gothic" style:font-name-complex="Futura Std Condensed Light" fo:letter-spacing="-0.0027in" style:text-scale="90%" fo:font-size="9pt" style:font-size-asian="9pt" style:font-size-complex="9pt" style:rfc-language-tag="es-ES_tradnl" fo:language="es" fo:hyphenate="false"/>
    </style:style>
    <style:style style:name="FigureCaption-Trans1" style:display-name="FigureCaption-Trans1" style:family="paragraph" style:parent-style-name="FigureCaption">
      <style:text-properties fo:font-style="italic" style:font-style-asian="italic" fo:hyphenate="false"/>
    </style:style>
    <style:style style:name="Footnote" style:display-name="Footnote" style:family="paragraph" style:parent-style-name="NoParagraphStyle">
      <style:paragraph-properties fo:text-align="justify" style:line-height-at-least="0.1527in" fo:margin-left="0.059in" fo:text-indent="-0.059in">
        <style:tab-stops>
          <style:tab-stop style:type="left" style:position="0.0243in"/>
        </style:tab-stops>
      </style:paragraph-properties>
      <style:text-properties style:font-name="Cambria" style:font-name-complex="Cambria" fo:font-size="8pt" style:font-size-asian="8pt" style:font-size-complex="9pt" style:rfc-language-tag="es-ES_tradnl" fo:language="es" fo:hyphenate="false"/>
    </style:style>
    <style:style style:name="Heading1" style:display-name="Heading1" style:family="paragraph" style:parent-style-name="NoParagraphStyle">
      <style:paragraph-properties fo:keep-with-next="always" fo:keep-together="always" fo:margin-top="0.3541in" fo:margin-bottom="0.1965in" style:line-height-at-least="0.1875in"/>
      <style:text-properties style:font-name="Century Gothic" style:font-name-complex="Futura Std Medium" fo:font-weight="bold" style:font-weight-asian="bold" fo:letter-spacing="-0.0027in" style:text-scale="90%" fo:font-size="11pt" style:font-size-asian="11pt" style:font-size-complex="11pt" style:rfc-language-tag="es-ES_tradnl" fo:language="es" fo:hyphenate="false"/>
    </style:style>
    <style:style style:name="Heading2" style:display-name="Heading2" style:family="paragraph" style:parent-style-name="Heading1">
      <style:text-properties fo:font-weight="normal" style:font-weight-asian="normal" fo:hyphenate="false"/>
    </style:style>
    <style:style style:name="Heading2Alt" style:display-name="Heading2Alt" style:family="paragraph" style:parent-style-name="Heading2" style:next-style-name="NoParagraphStyle">
      <style:paragraph-properties fo:margin-top="0.25in" fo:margin-bottom="0.0972in"/>
      <style:text-properties fo:hyphenate="false"/>
    </style:style>
    <style:style style:name="Heading3" style:display-name="Heading3" style:family="paragraph" style:parent-style-name="Heading2">
      <style:text-properties fo:color="#595959" fo:font-size="10pt" style:font-size-asian="10pt" fo:hyphenate="false"/>
    </style:style>
    <style:style style:name="Heading3Alt" style:display-name="Heading3Alt" style:family="paragraph" style:parent-style-name="Heading3">
      <style:paragraph-properties fo:margin-top="0.25in" fo:margin-bottom="0.0972in"/>
      <style:text-properties fo:hyphenate="false"/>
    </style:style>
    <style:style style:name="Heading4" style:display-name="Heading4" style:family="paragraph" style:parent-style-name="Heading3">
      <style:text-properties fo:font-style="italic" style:font-style-asian="italic" fo:hyphenate="false"/>
    </style:style>
    <style:style style:name="Heading4Alt" style:display-name="Heading4Alt" style:family="paragraph" style:parent-style-name="Heading4">
      <style:paragraph-properties fo:margin-top="0.25in" fo:margin-bottom="0.0972in"/>
      <style:text-properties fo:hyphenate="false"/>
    </style:style>
    <style:style style:name="Heading5" style:display-name="Heading5" style:family="paragraph" style:parent-style-name="Heading4">
      <style:paragraph-properties fo:background-color="#92D050"/>
      <style:text-properties fo:hyphenate="false"/>
    </style:style>
    <style:style style:name="History" style:display-name="History" style:family="paragraph" style:parent-style-name="NoParagraphStyle">
      <style:paragraph-properties fo:margin-top="0.118in" fo:margin-bottom="0.118in" style:line-height-at-least="0.1875in"/>
      <style:text-properties style:font-name="Century Gothic" style:font-name-complex="Cambria" fo:letter-spacing="-0.0027in" style:text-scale="90%" fo:font-size="9pt" style:font-size-asian="9pt" style:font-size-complex="9pt" style:rfc-language-tag="es-ES_tradnl" fo:language="es" fo:hyphenate="false"/>
    </style:style>
    <style:style style:name="HowToCite" style:display-name="HowToCite" style:family="paragraph" style:parent-style-name="Abstract">
      <style:paragraph-properties fo:margin-top="0.2083in" style:line-height-at-least="0.1666in" fo:margin-left="0in">
        <style:tab-stops/>
      </style:paragraph-properties>
      <style:text-properties style:font-style-complex="italic" fo:font-size="9pt" style:font-size-asian="9pt" fo:hyphenate="false"/>
    </style:style>
    <style:style style:name="Keywords" style:display-name="Keywords" style:family="paragraph" style:parent-style-name="Normal" style:next-style-name="AbstractTitle-Trans1">
      <style:paragraph-properties style:text-autospace="none" style:vertical-align="middle" fo:margin-top="0.0784in" style:line-height-at-least="0.1875in" fo:margin-left="0.6298in">
        <style:tab-stops/>
      </style:paragraph-properties>
      <style:text-properties style:font-name="Cambria" style:font-name-complex="Cambria" fo:color="#000000" fo:font-size="9.5pt" style:font-size-asian="9.5pt" style:font-size-complex="9.5pt" style:rfc-language-tag="es-ES_tradnl" fo:language="es" fo:hyphenate="false"/>
    </style:style>
    <style:style style:name="Keywords-Trans1" style:display-name="Keywords-Trans1" style:family="paragraph" style:parent-style-name="Normal" style:next-style-name="Heading1">
      <style:paragraph-properties style:text-autospace="none" style:vertical-align="middle" fo:margin-top="0.0784in" style:line-height-at-least="0.1875in" fo:margin-left="0.6298in">
        <style:tab-stops/>
      </style:paragraph-properties>
      <style:text-properties style:font-name="Cambria" style:font-name-complex="Cambria" fo:font-style="italic" style:font-style-asian="italic" fo:color="#000000" fo:font-size="9.5pt" style:font-size-asian="9.5pt" style:font-size-complex="9.5pt" style:rfc-language-tag="es-ES_tradnl" fo:language="es" fo:hyphenate="false"/>
    </style:style>
    <style:style style:name="Keywords-Trans2" style:display-name="Keywords-Trans2" style:family="paragraph" style:parent-style-name="Keywords-Trans1">
      <style:text-properties fo:font-style="normal" style:font-style-asian="normal" fo:hyphenate="false"/>
    </style:style>
    <style:style style:name="NoteInProof" style:display-name="NoteInProof" style:family="paragraph" style:parent-style-name="Paragraph">
      <style:paragraph-properties fo:text-align="start" fo:text-indent="0.0041in" fo:background-color="#FFFF00"/>
      <style:text-properties fo:hyphenate="false"/>
    </style:style>
    <style:style style:name="Paragraph" style:display-name="Paragraph" style:family="paragraph" style:parent-style-name="NoParagraphStyle">
      <style:paragraph-properties fo:text-align="justify" style:line-height-at-least="0.1875in" fo:text-indent="0.1972in"/>
      <style:text-properties style:font-name="Cambria" style:font-name-complex="Cambria" fo:font-size="10.5pt" style:font-size-asian="10.5pt" style:font-size-complex="10.5pt" fo:language="pt" fo:country="BR" fo:hyphenate="false"/>
    </style:style>
    <style:style style:name="ParagraphAlt" style:display-name="ParagraphAlt" style:family="paragraph" style:parent-style-name="Paragraph">
      <style:paragraph-properties fo:text-indent="0.0041in"/>
      <style:text-properties fo:hyphenate="false"/>
    </style:style>
    <style:style style:name="ParagraphIndented" style:display-name="ParagraphIndented" style:family="paragraph" style:parent-style-name="Base_Text">
      <style:paragraph-properties fo:text-align="justify" fo:margin-bottom="0.0833in" fo:text-indent="0.4902in"/>
      <style:text-properties style:font-name="Calibri" style:font-size-complex="12pt" fo:hyphenate="false"/>
    </style:style>
    <style:style style:name="BlockQuote" style:display-name="BlockQuote" style:family="paragraph" style:parent-style-name="Paragraph" style:next-style-name="NoParagraphStyle">
      <style:paragraph-properties fo:margin-top="0.0833in" fo:margin-bottom="0.0833in" style:line-height-at-least="0.1805in" fo:margin-left="0.5909in" fo:text-indent="0.0041in">
        <style:tab-stops/>
      </style:paragraph-properties>
      <style:text-properties fo:font-size="10pt" style:font-size-asian="10pt" fo:hyphenate="false"/>
    </style:style>
    <style:style style:name="BulletList1" style:display-name="BulletList1" style:family="paragraph" style:parent-style-name="Paragraph">
      <style:paragraph-properties style:text-autospace="ideograph-alpha" style:vertical-align="baseline" fo:margin-top="0.0833in" fo:margin-bottom="0.0833in" fo:margin-left="0.1972in" fo:text-indent="-0.1972in">
        <style:tab-stops/>
      </style:paragraph-properties>
      <style:text-properties style:use-window-font-color="true" fo:hyphenate="false"/>
    </style:style>
    <style:style style:name="BulletList1Alt" style:display-name="BulletList1Alt" style:family="paragraph" style:parent-style-name="BulletList1" style:list-style-name="LFO23">
      <style:text-properties fo:hyphenate="false"/>
    </style:style>
    <style:style style:name="BulletList2" style:display-name="BulletList2" style:family="paragraph" style:parent-style-name="BulletList1">
      <style:paragraph-properties fo:margin-left="0.3944in">
        <style:tab-stops/>
      </style:paragraph-properties>
      <style:text-properties fo:hyphenate="false"/>
    </style:style>
    <style:style style:name="BulletList2Alt" style:display-name="BulletList2Alt" style:family="paragraph" style:parent-style-name="BulletList2" style:list-style-name="LFO24">
      <style:text-properties fo:hyphenate="false"/>
    </style:style>
    <style:style style:name="DefinitionList" style:display-name="DefinitionList" style:family="paragraph" style:parent-style-name="Paragraph">
      <style:paragraph-properties fo:margin-top="0.0833in" fo:margin-bottom="0.0833in" fo:margin-left="0.1972in" fo:text-indent="0.0041in">
        <style:tab-stops/>
      </style:paragraph-properties>
      <style:text-properties fo:hyphenate="false"/>
    </style:style>
    <style:style style:name="DefinitionListAlt" style:display-name="DefinitionListAlt" style:family="paragraph" style:parent-style-name="DefinitionList">
      <style:paragraph-properties fo:margin-left="0.3937in">
        <style:tab-stops/>
      </style:paragraph-properties>
      <style:text-properties fo:hyphenate="false"/>
    </style:style>
    <style:style style:name="OrderedList1" style:display-name="OrderedList1" style:family="paragraph" style:parent-style-name="BulletList1" style:next-style-name="NoParagraphStyle">
      <style:text-properties fo:hyphenate="false"/>
    </style:style>
    <style:style style:name="OrderedList1Alt" style:display-name="OrderedList1Alt" style:family="paragraph" style:parent-style-name="OrderedList1" style:list-style-name="LFO25">
      <style:text-properties fo:hyphenate="false"/>
    </style:style>
    <style:style style:name="OrderedList2" style:display-name="OrderedList2" style:family="paragraph" style:parent-style-name="OrderedList1">
      <style:paragraph-properties fo:margin-left="0.3944in">
        <style:tab-stops/>
      </style:paragraph-properties>
      <style:text-properties fo:hyphenate="false"/>
    </style:style>
    <style:style style:name="OrderedList2Alt" style:display-name="OrderedList2Alt" style:family="paragraph" style:parent-style-name="OrderedList2" style:list-style-name="LFO26">
      <style:text-properties fo:hyphenate="false"/>
    </style:style>
    <style:style style:name="QuoteSignature" style:display-name="QuoteSignature" style:family="paragraph" style:parent-style-name="Base_Text">
      <style:paragraph-properties fo:text-align="end" fo:margin-bottom="0.1666in" fo:margin-left="1.7701in">
        <style:tab-stops>
          <style:tab-stop style:type="left" style:position="-1.2798in"/>
        </style:tab-stops>
      </style:paragraph-properties>
      <style:text-properties style:font-size-complex="12pt" fo:hyphenate="false"/>
    </style:style>
    <style:style style:name="Reference" style:display-name="Reference" style:family="paragraph" style:parent-style-name="NoParagraphStyle">
      <style:paragraph-properties fo:margin-bottom="0.0937in" style:line-height-at-least="0.1736in"/>
      <style:text-properties style:font-name="Cambria" style:font-name-complex="Cambria" fo:font-size="9.5pt" style:font-size-asian="9.5pt" style:font-size-complex="9.5pt" style:rfc-language-tag="es-ES_tradnl" fo:language="es" fo:hyphenate="false"/>
    </style:style>
    <style:style style:name="ReferenceHead" style:display-name="ReferenceHead" style:family="paragraph" style:parent-style-name="NoParagraphStyle">
      <style:paragraph-properties fo:keep-with-next="always" fo:keep-together="always" fo:margin-top="0.3541in" fo:margin-bottom="0.1965in" style:line-height-at-least="0.1875in"/>
      <style:text-properties style:font-name="Century Gothic" style:font-name-complex="Futura Std Medium" fo:font-weight="bold" style:font-weight-asian="bold" fo:letter-spacing="-0.0027in" style:text-scale="90%" fo:font-size="11pt" style:font-size-asian="11pt" style:font-size-complex="11pt" style:rfc-language-tag="es-ES_tradnl" fo:language="es" fo:hyphenate="false"/>
    </style:style>
    <style:style style:name="RunningAuthors" style:display-name="RunningAuthors" style:family="paragraph" style:parent-style-name="RunningTitle">
      <style:text-properties fo:hyphenate="false"/>
    </style:style>
    <style:style style:name="RunningPublicationIssue" style:display-name="RunningPublicationIssue" style:family="paragraph" style:parent-style-name="pubNameFooter">
      <style:text-properties fo:hyphenate="false"/>
    </style:style>
    <style:style style:name="RunningPublicationName" style:display-name="RunningPublicationName" style:family="paragraph" style:parent-style-name="pubNameFooter">
      <style:paragraph-properties fo:line-height="100%"/>
      <style:text-properties style:font-name-asian="Calibri" style:font-name-complex="CMU Serif" style:font-size-complex="9pt" fo:language="en" fo:country="US" fo:hyphenate="false"/>
    </style:style>
    <style:style style:name="RunningTitle" style:display-name="RunningTitle" style:family="paragraph" style:parent-style-name="Normal">
      <style:paragraph-properties fo:margin-right="0.0986in">
        <style:tab-stops>
          <style:tab-stop style:type="left" style:position="2.6666in"/>
        </style:tab-stops>
      </style:paragraph-properties>
      <style:text-properties style:font-name="Century Gothic" fo:font-weight="bold" style:font-weight-asian="bold" fo:letter-spacing="-0.0027in" style:text-scale="90%" fo:font-size="8pt" style:font-size-asian="8pt" style:font-size-complex="8pt" fo:hyphenate="false"/>
    </style:style>
    <style:style style:name="TableBody" style:display-name="TableBody" style:family="paragraph" style:parent-style-name="Normal">
      <style:paragraph-properties style:text-autospace="none" fo:text-align="center">
        <style:tab-stops>
          <style:tab-stop style:type="left" style:position="0.4902in"/>
        </style:tab-stops>
      </style:paragraph-properties>
      <style:text-properties style:font-name="Century Gothic" style:font-name-asian="Calibri" fo:color="#000000" fo:letter-spacing="-0.0027in" style:text-scale="90%" fo:font-size="8.5pt" style:font-size-asian="8.5pt" style:font-size-complex="8.5pt" fo:hyphenate="false"/>
    </style:style>
    <style:style style:name="TableFootnote" style:display-name="TableFootnote" style:family="paragraph" style:parent-style-name="Normal">
      <style:paragraph-properties style:text-autospace="none" fo:margin-top="0.0416in" fo:margin-bottom="0.1666in" fo:margin-left="0.0395in">
        <style:tab-stops>
          <style:tab-stop style:type="left" style:position="0.4506in"/>
        </style:tab-stops>
      </style:paragraph-properties>
      <style:text-properties style:font-name="Century Gothic" style:font-name-asian="Calibri" fo:letter-spacing="-0.0027in" style:text-scale="90%" fo:font-size="8pt" style:font-size-asian="8pt" style:font-size-complex="8pt" fo:hyphenate="false"/>
    </style:style>
    <style:style style:name="TableFootnote-Trans1" style:display-name="TableFootnote-Trans1" style:family="paragraph" style:parent-style-name="TableFootnote">
      <style:text-properties fo:font-style="italic" style:font-style-asian="italic" fo:hyphenate="false"/>
    </style:style>
    <style:style style:name="TableHead" style:display-name="TableHead" style:family="paragraph" style:parent-style-name="Normal">
      <style:paragraph-properties style:text-autospace="none" fo:text-align="center" fo:margin-bottom="0.0277in">
        <style:tab-stops>
          <style:tab-stop style:type="left" style:position="0.4902in"/>
        </style:tab-stops>
      </style:paragraph-properties>
      <style:text-properties style:font-name="Century Gothic" style:font-name-asian="Calibri" fo:font-weight="bold" style:font-weight-asian="bold" fo:letter-spacing="-0.0027in" style:text-scale="90%" fo:font-size="8.5pt" style:font-size-asian="8.5pt" style:font-size-complex="8.5pt" fo:hyphenate="false"/>
    </style:style>
    <style:style style:name="TableTitle" style:display-name="TableTitle" style:family="paragraph" style:parent-style-name="FigureCaption">
      <style:paragraph-properties fo:keep-with-next="always" fo:margin-top="0.1666in" fo:margin-bottom="0.0416in"/>
      <style:text-properties fo:hyphenate="false"/>
    </style:style>
    <style:style style:name="AbstractTitle-Trans1" style:display-name="AbstractTitle-Trans1" style:family="paragraph" style:parent-style-name="AbstractTitle" style:next-style-name="Abstract-Trans1">
      <style:text-properties fo:font-style="italic" style:font-style-asian="italic" fo:hyphenate="false"/>
    </style:style>
    <style:style style:name="AbstractTitle-Trans2" style:display-name="AbstractTitle-Trans2" style:family="paragraph" style:parent-style-name="AbstractTitle-Trans1">
      <style:text-properties fo:font-style="normal" style:font-style-asian="normal" fo:hyphenate="false"/>
    </style:style>
    <style:style style:name="Conflict" style:display-name="Conflict" style:family="paragraph" style:parent-style-name="Base_Text">
      <style:paragraph-properties style:text-autospace="none"/>
      <style:text-properties fo:hyphenate="false"/>
    </style:style>
    <style:style style:name="Funding" style:display-name="Funding" style:family="paragraph" style:parent-style-name="History">
      <style:paragraph-properties fo:background-color="#92D050"/>
      <style:text-properties fo:hyphenate="false"/>
    </style:style>
    <style:style style:name="ArticleType" style:display-name="ArticleType" style:family="paragraph" style:parent-style-name="Normal">
      <style:paragraph-properties style:text-autospace="none" fo:margin-bottom="0.0277in">
        <style:tab-stops>
          <style:tab-stop style:type="left" style:position="0.5in"/>
        </style:tab-stops>
      </style:paragraph-properties>
      <style:text-properties style:font-name="Century Gothic" style:font-name-asian="Calibri" fo:font-weight="bold" style:font-weight-asian="bold" fo:color="#000000" fo:font-size="10pt" style:font-size-asian="10pt" style:font-size-complex="10pt" fo:language="en" fo:country="US" fo:hyphenate="false"/>
    </style:style>
    <style:style style:name="AuthorContrib" style:display-name="AuthorContrib" style:family="paragraph" style:parent-style-name="History">
      <style:paragraph-properties fo:background-color="#92D050"/>
      <style:text-properties fo:hyphenate="false"/>
    </style:style>
    <style:style style:name="AuthorContribTitle" style:display-name="AuthorContribTitle" style:family="paragraph" style:parent-style-name="History">
      <style:paragraph-properties fo:background-color="#92D050"/>
      <style:text-properties fo:hyphenate="false"/>
    </style:style>
    <style:style style:name="AbstractChar" style:display-name="Abstract Char" style:family="text">
      <style:text-properties style:font-name="Cambria" style:font-name-asian="Times New Roman" style:font-name-complex="Cambria" fo:color="#000000" fo:font-size="9.5pt" style:font-size-asian="9.5pt" style:font-size-complex="9.5pt"/>
    </style:style>
    <style:style style:name="AbstractTitleChar" style:display-name="AbstractTitle Char" style:family="text">
      <style:text-properties style:font-name="Century Gothic" style:font-name-asian="Times New Roman" style:font-name-complex="Futura Std Medium" fo:font-weight="bold" style:font-weight-asian="bold" fo:color="#000000" fo:letter-spacing="-0.0027in" style:text-scale="95%" fo:font-size="12pt" style:font-size-asian="12pt" style:font-size-complex="12pt" style:rfc-language-tag="es-ES_tradnl" fo:language="es"/>
    </style:style>
    <style:style style:name="Abstract-Trans1Char" style:display-name="Abstract-Trans1 Char" style:family="text">
      <style:text-properties style:font-name="Cambria" style:font-name-asian="Times New Roman" style:font-name-complex="Cambria" fo:font-style="italic" style:font-style-asian="italic" style:font-style-complex="italic" fo:color="#000000" fo:letter-spacing="0.0006in" fo:font-size="9.5pt" style:font-size-asian="9.5pt" style:font-size-complex="9.5pt" style:rfc-language-tag="es-ES_tradnl" fo:language="es"/>
    </style:style>
    <style:style style:name="Abstract-Trans2Char" style:display-name="Abstract-Trans2 Char" style:family="text">
      <style:text-properties style:font-name="Cambria" style:font-name-asian="Times New Roman" style:font-name-complex="Cambria" style:font-style-complex="italic" fo:color="#000000" fo:font-size="9.5pt" style:font-size-asian="9.5pt" style:font-size-complex="9.5pt" style:rfc-language-tag="es-ES_tradnl" fo:language="es"/>
    </style:style>
    <style:style style:name="AffiliationsChar" style:display-name="Affiliations Char" style:family="text">
      <style:text-properties style:font-name="Cambria" style:font-name-asian="Times New Roman" style:font-name-complex="Cambria" fo:color="#000000" fo:font-size="9pt" style:font-size-asian="9pt" style:font-size-complex="9pt" style:rfc-language-tag="es-ES_tradnl" fo:language="es"/>
    </style:style>
    <style:style style:name="ArticleTitleChar" style:display-name="ArticleTitle Char" style:family="text">
      <style:text-properties style:font-name="Century Gothic" style:font-name-asian="Times New Roman" style:font-name-complex="Futura Std Medium" fo:font-weight="bold" style:font-weight-asian="bold" fo:color="#000000" fo:letter-spacing="-0.0027in" style:text-scale="95%" fo:font-size="16pt" style:font-size-asian="16pt" style:font-size-complex="16pt" style:rfc-language-tag="es-ES_tradnl" fo:language="es"/>
    </style:style>
    <style:style style:name="ArticleTitle-Trans1Char" style:display-name="ArticleTitle-Trans1 Char" style:family="text">
      <style:text-properties style:font-name="Century Gothic" style:font-name-asian="Times New Roman" style:font-name-complex="Futura Std Book" fo:font-style="italic" style:font-style-asian="italic" style:font-style-complex="italic" fo:color="#000000" fo:letter-spacing="-0.0013in" style:text-scale="90%" fo:font-size="11.5pt" style:font-size-asian="11.5pt" style:font-size-complex="11.5pt" style:rfc-language-tag="es-ES_tradnl" fo:language="es"/>
    </style:style>
    <style:style style:name="ArticleTitle-Trans2Char" style:display-name="ArticleTitle-Trans2 Char" style:family="text">
      <style:text-properties style:font-name="Century Gothic" style:font-name-asian="Times New Roman" style:font-name-complex="Futura Std Book" style:font-style-complex="italic" fo:color="#000000" fo:letter-spacing="-0.0013in" style:text-scale="90%" fo:font-size="11.5pt" style:font-size-asian="11.5pt" style:font-size-complex="11.5pt" style:rfc-language-tag="es-ES_tradnl" fo:language="es"/>
    </style:style>
    <style:style style:name="ArticleTypeChar" style:display-name="ArticleType Char" style:family="text">
      <style:text-properties style:font-name="Century Gothic" style:font-name-asian="Calibri" style:font-name-complex="Times New Roman" fo:font-weight="bold" style:font-weight-asian="bold" fo:color="#000000" fo:font-size="10pt" style:font-size-asian="10pt" style:font-size-complex="10pt" fo:language="en" fo:country="US"/>
    </style:style>
    <style:style style:name="AuthorsChar" style:display-name="Authors Char" style:family="text">
      <style:text-properties style:font-name="Century Gothic" style:font-name-asian="Times New Roman" style:font-name-complex="Futura Std Condensed Light" fo:color="#000000" fo:letter-spacing="-0.0027in" style:text-scale="90%" fo:font-size="9.5pt" style:font-size-asian="9.5pt" style:font-size-complex="9.5pt" style:rfc-language-tag="es-ES_tradnl" fo:language="es"/>
    </style:style>
    <style:style style:name="CorrespondenceChar" style:display-name="Correspondence Char" style:family="text">
      <style:text-properties style:font-name="Cambria" style:font-name-asian="Times New Roman" style:font-name-complex="Times New Roman" fo:letter-spacing="-0.0013in" style:letter-kerning="true" fo:font-size="8pt" style:font-size-asian="8pt" style:font-size-complex="8pt" fo:background-color="#92D050"/>
    </style:style>
    <style:style style:name="FootnoteChar" style:display-name="Footnote Char" style:family="text">
      <style:text-properties style:font-name="Cambria" style:font-name-asian="Calibri" style:font-name-complex="Cambria" fo:color="#000000" fo:font-size="8pt" style:font-size-asian="8pt" style:font-size-complex="9pt" style:rfc-language-tag="es-ES_tradnl" fo:language="es"/>
    </style:style>
    <style:style style:name="Heading1Char" style:display-name="Heading1 Char" style:family="text">
      <style:text-properties style:font-name="Century Gothic" style:font-name-asian="Calibri" style:font-name-complex="Futura Std Medium" fo:font-weight="bold" style:font-weight-asian="bold" fo:color="#000000" fo:letter-spacing="-0.0027in" style:text-scale="90%" style:rfc-language-tag="es-ES_tradnl" fo:language="es"/>
    </style:style>
    <style:style style:name="Heading2Char" style:display-name="Heading2 Char" style:family="text">
      <style:text-properties style:font-name="Century Gothic" style:font-name-asian="Calibri" style:font-name-complex="Futura Std Medium" fo:color="#000000" fo:letter-spacing="-0.0027in" style:text-scale="90%" style:rfc-language-tag="es-ES_tradnl" fo:language="es"/>
    </style:style>
    <style:style style:name="Heading2AltChar" style:display-name="Heading2Alt Char" style:family="text">
      <style:text-properties style:font-name="Century Gothic" style:font-name-asian="Calibri" style:font-name-complex="Futura Std Medium" fo:color="#000000" fo:letter-spacing="-0.0027in" style:text-scale="90%" style:rfc-language-tag="es-ES_tradnl" fo:language="es"/>
    </style:style>
    <style:style style:name="Heading3Char" style:display-name="Heading3 Char" style:family="text">
      <style:text-properties style:font-name="Century Gothic" style:font-name-asian="Calibri" style:font-name-complex="Futura Std Medium" fo:color="#595959" fo:letter-spacing="-0.0027in" style:text-scale="90%" fo:font-size="10pt" style:font-size-asian="10pt" style:rfc-language-tag="es-ES_tradnl" fo:language="es"/>
    </style:style>
    <style:style style:name="Heading3AltChar" style:display-name="Heading3Alt Char" style:family="text">
      <style:text-properties style:font-name="Century Gothic" style:font-name-asian="Calibri" style:font-name-complex="Futura Std Medium" fo:color="#595959" fo:letter-spacing="-0.0027in" style:text-scale="90%" fo:font-size="10pt" style:font-size-asian="10pt" style:rfc-language-tag="es-ES_tradnl" fo:language="es"/>
    </style:style>
    <style:style style:name="Heading4Char" style:display-name="Heading4 Char" style:family="text">
      <style:text-properties style:font-name="Century Gothic" style:font-name-asian="Calibri" style:font-name-complex="Futura Std Medium" fo:font-style="italic" style:font-style-asian="italic" fo:color="#595959" fo:letter-spacing="-0.0027in" style:text-scale="90%" fo:font-size="10pt" style:font-size-asian="10pt" style:rfc-language-tag="es-ES_tradnl" fo:language="es"/>
    </style:style>
    <style:style style:name="Heading4AltChar" style:display-name="Heading4Alt Char" style:family="text">
      <style:text-properties style:font-name="Century Gothic" style:font-name-asian="Calibri" style:font-name-complex="Futura Std Medium" fo:font-style="italic" style:font-style-asian="italic" fo:color="#595959" fo:letter-spacing="-0.0027in" style:text-scale="90%" fo:font-size="10pt" style:font-size-asian="10pt" style:rfc-language-tag="es-ES_tradnl" fo:language="es"/>
    </style:style>
    <style:style style:name="Heading5Char" style:display-name="Heading5 Char" style:family="text">
      <style:text-properties style:font-name="Century Gothic" style:font-name-asian="Calibri" style:font-name-complex="Futura Std Medium" fo:font-style="italic" style:font-style-asian="italic" fo:color="#595959" fo:letter-spacing="-0.0027in" style:text-scale="90%" fo:font-size="10pt" style:font-size-asian="10pt" fo:background-color="#92D050" style:rfc-language-tag="es-ES_tradnl" fo:language="es"/>
    </style:style>
    <style:style style:name="HistoryChar" style:display-name="History Char" style:family="text">
      <style:text-properties style:font-name="Century Gothic" style:font-name-asian="Calibri" style:font-name-complex="Cambria" fo:color="#000000" fo:letter-spacing="-0.0027in" style:text-scale="90%" fo:font-size="9pt" style:font-size-asian="9pt" style:font-size-complex="9pt" style:rfc-language-tag="es-ES_tradnl" fo:language="es"/>
    </style:style>
    <style:style style:name="HowToCiteChar" style:display-name="HowToCite Char" style:family="text">
      <style:text-properties style:font-name="Cambria" style:font-name-asian="Times New Roman" style:font-name-complex="Cambria" style:font-style-complex="italic" fo:color="#000000" fo:font-size="9pt" style:font-size-asian="9pt" style:font-size-complex="9.5pt"/>
    </style:style>
    <style:style style:name="KeywordsChar" style:display-name="Keywords Char" style:family="text">
      <style:text-properties style:font-name="Cambria" style:font-name-asian="Times New Roman" style:font-name-complex="Cambria" fo:color="#000000" fo:font-size="9.5pt" style:font-size-asian="9.5pt" style:font-size-complex="9.5pt" style:rfc-language-tag="es-ES_tradnl" fo:language="es"/>
    </style:style>
    <style:style style:name="Keywords-Trans1Char" style:display-name="Keywords-Trans1 Char" style:family="text">
      <style:text-properties style:font-name="Cambria" style:font-name-asian="Times New Roman" style:font-name-complex="Cambria" fo:font-style="italic" style:font-style-asian="italic" fo:color="#000000" fo:font-size="9.5pt" style:font-size-asian="9.5pt" style:font-size-complex="9.5pt" style:rfc-language-tag="es-ES_tradnl" fo:language="es"/>
    </style:style>
    <style:style style:name="Keywords-Trans2Char" style:display-name="Keywords-Trans2 Char" style:family="text">
      <style:text-properties style:font-name="Cambria" style:font-name-asian="Times New Roman" style:font-name-complex="Cambria" fo:color="#000000" fo:font-size="9.5pt" style:font-size-asian="9.5pt" style:font-size-complex="9.5pt" style:rfc-language-tag="es-ES_tradnl" fo:language="es"/>
    </style:style>
    <style:style style:name="LicensePara" style:display-name="LicensePara" style:family="paragraph" style:parent-style-name="Paragraph">
      <style:paragraph-properties style:line-height-at-least="0.1666in" fo:text-indent="0.0041in"/>
      <style:text-properties fo:font-size="9pt" style:font-size-asian="9pt" fo:hyphenate="false"/>
    </style:style>
    <style:style style:name="ParagraphChar" style:display-name="Paragraph Char" style:family="text">
      <style:text-properties style:font-name="Cambria" style:font-name-asian="Calibri" style:font-name-complex="Cambria" fo:color="#000000" fo:font-size="10.5pt" style:font-size-asian="10.5pt" style:font-size-complex="10.5pt"/>
    </style:style>
    <style:style style:name="ParagraphAltChar" style:display-name="ParagraphAlt Char" style:family="text">
      <style:text-properties style:font-name="Cambria" style:font-name-asian="Calibri" style:font-name-complex="Cambria" fo:color="#000000" fo:font-size="10.5pt" style:font-size-asian="10.5pt" style:font-size-complex="10.5pt"/>
    </style:style>
    <style:style style:name="ParagraphIndentedChar" style:display-name="ParagraphIndented Char" style:family="text">
      <style:text-properties style:font-name="Calibri" style:font-name-asian="Calibri" style:font-name-complex="Times New Roman" fo:font-size="9pt" style:font-size-asian="9pt" style:font-size-complex="12pt"/>
    </style:style>
    <style:style style:name="PublicationIssue" style:display-name="PublicationIssue" style:family="paragraph" style:parent-style-name="pubNameFooter">
      <style:text-properties fo:hyphenate="false"/>
    </style:style>
    <style:style style:name="PublicationVolume" style:display-name="PublicationVolume" style:family="paragraph" style:parent-style-name="pubNameFooter">
      <style:text-properties fo:hyphenate="false"/>
    </style:style>
    <style:style style:name="ReferenceChar" style:display-name="Reference Char" style:family="text">
      <style:text-properties style:font-name="Cambria" style:font-name-asian="Calibri" style:font-name-complex="Cambria" fo:color="#000000" fo:font-size="9.5pt" style:font-size-asian="9.5pt" style:font-size-complex="9.5pt" style:rfc-language-tag="es-ES_tradnl" fo:language="es"/>
    </style:style>
    <style:style style:name="RunningAuthorsChar" style:display-name="RunningAuthors Char" style:family="text">
      <style:text-properties style:font-name="Century Gothic" style:font-name-asian="Times New Roman" style:font-name-complex="Times New Roman" fo:font-weight="bold" style:font-weight-asian="bold" fo:letter-spacing="-0.0027in" style:text-scale="90%" fo:font-size="8pt" style:font-size-asian="8pt" style:font-size-complex="8pt"/>
    </style:style>
    <style:style style:name="RunningPublicationIssueChar" style:display-name="RunningPublicationIssue Char" style:family="text">
      <style:text-properties style:font-name="Century Gothic" style:font-name-asian="Times New Roman" style:font-name-complex="Futura Std Condensed Light" fo:color="#000000" fo:letter-spacing="-0.0027in" style:text-scale="90%" fo:font-size="8pt" style:font-size-asian="8pt" style:font-size-complex="8pt"/>
    </style:style>
    <style:style style:name="RunningPublicationNameChar" style:display-name="RunningPublicationName Char" style:family="text">
      <style:text-properties style:font-name="Century Gothic" style:font-name-asian="Calibri" style:font-name-complex="CMU Serif" fo:color="#000000" fo:letter-spacing="-0.0027in" style:text-scale="90%" fo:font-size="8pt" style:font-size-asian="8pt" style:font-size-complex="9pt" fo:language="en" fo:country="US"/>
    </style:style>
    <style:style style:name="RunningTitleChar" style:display-name="RunningTitle Char" style:family="text">
      <style:text-properties style:font-name="Century Gothic" style:font-name-asian="Times New Roman" style:font-name-complex="Times New Roman" fo:font-weight="bold" style:font-weight-asian="bold" fo:letter-spacing="-0.0027in" style:text-scale="90%" fo:font-size="8pt" style:font-size-asian="8pt" style:font-size-complex="8pt"/>
    </style:style>
    <style:style style:name="TableHeadChar" style:display-name="TableHead Char" style:family="text">
      <style:text-properties style:font-name="Century Gothic" style:font-name-asian="Calibri" style:font-name-complex="Times New Roman" fo:font-weight="bold" style:font-weight-asian="bold" fo:letter-spacing="-0.0027in" style:text-scale="90%" fo:font-size="8.5pt" style:font-size-asian="8.5pt" style:font-size-complex="8.5pt"/>
    </style:style>
    <style:style style:name="TableTitleChar" style:display-name="TableTitle Char" style:family="text">
      <style:text-properties style:font-name="Century Gothic" style:font-name-asian="Calibri" style:font-name-complex="Futura Std Condensed Light" fo:color="#000000" fo:letter-spacing="-0.0027in" style:text-scale="90%" fo:font-size="9pt" style:font-size-asian="9pt" style:font-size-complex="9pt" style:rfc-language-tag="es-ES_tradnl" fo:language="es"/>
    </style:style>
    <style:style style:name="Base_TextChar" style:display-name="Base_Text Char" style:family="text">
      <style:text-properties style:font-name="Times New Roman" style:font-name-asian="Calibri" style:font-name-complex="Times New Roman" fo:font-size="9pt" style:font-size-asian="9pt"/>
    </style:style>
    <style:style style:name="FigureCaptionChar" style:display-name="FigureCaption Char" style:family="text">
      <style:text-properties style:font-name="Century Gothic" style:font-name-asian="Calibri" style:font-name-complex="Futura Std Condensed Light" fo:color="#000000" fo:letter-spacing="-0.0027in" style:text-scale="90%" fo:font-size="9pt" style:font-size-asian="9pt" style:font-size-complex="9pt" style:rfc-language-tag="es-ES_tradnl" fo:language="es"/>
    </style:style>
    <style:style style:name="FigureCaption-Trans1Char" style:display-name="FigureCaption-Trans1 Char" style:family="text">
      <style:text-properties style:font-name="Century Gothic" style:font-name-asian="Calibri" style:font-name-complex="Futura Std Condensed Light" fo:font-style="italic" style:font-style-asian="italic" fo:color="#000000" fo:letter-spacing="-0.0027in" style:text-scale="90%" fo:font-size="9pt" style:font-size-asian="9pt" style:font-size-complex="9pt" style:rfc-language-tag="es-ES_tradnl" fo:language="es"/>
    </style:style>
    <style:style style:name="Base_HeadingChar" style:display-name="Base_Heading Char" style:family="text">
      <style:text-properties style:font-name="Times New Roman" style:font-name-asian="Calibri" style:font-name-complex="Times New Roman" fo:font-size="12pt" style:font-size-asian="12pt" fo:language="en" fo:country="US"/>
    </style:style>
    <style:style style:name="ReferenceHeadChar" style:display-name="ReferenceHead Char" style:family="text">
      <style:text-properties style:font-name="Century Gothic" style:font-name-asian="Calibri" style:font-name-complex="Futura Std Medium" fo:font-weight="bold" style:font-weight-asian="bold" fo:color="#000000" fo:letter-spacing="-0.0027in" style:text-scale="90%" style:rfc-language-tag="es-ES_tradnl" fo:language="es"/>
    </style:style>
    <style:style style:name="AcknowledgmentHeadChar" style:display-name="AcknowledgmentHead Char" style:family="text">
      <style:text-properties style:font-name="Century Gothic" style:font-name-asian="Calibri" style:font-name-complex="Futura Std Medium" fo:font-weight="bold" style:font-weight-asian="bold" fo:color="#000000" fo:letter-spacing="-0.0027in" style:text-scale="90%" style:rfc-language-tag="es-ES_tradnl" fo:language="es"/>
    </style:style>
    <style:style style:name="PublicationYear" style:display-name="PublicationYear" style:family="paragraph" style:parent-style-name="pubNameFooter">
      <style:text-properties fo:hyphenate="false"/>
    </style:style>
    <style:style style:name="ArticleDOI" style:display-name="ArticleDOI" style:family="paragraph" style:parent-style-name="ArticleType">
      <style:paragraph-properties fo:text-align="end"/>
      <style:text-properties fo:font-size="7.5pt" style:font-size-asian="7.5pt" style:font-size-complex="7.5pt" fo:hyphenate="false"/>
    </style:style>
    <style:style style:name="ArticleFirstPage" style:display-name="ArticleFirstPage" style:family="paragraph" style:parent-style-name="pubNameFooter">
      <style:text-properties fo:hyphenate="false"/>
    </style:style>
    <style:style style:name="ArticleLastPage" style:display-name="ArticleLastPage" style:family="paragraph" style:parent-style-name="pubNameFooter">
      <style:text-properties fo:hyphenate="false"/>
    </style:style>
    <style:style style:name="fnCurrent-aff" style:display-name="fnCurrent-aff" style:family="paragraph" style:parent-style-name="History">
      <style:paragraph-properties fo:background-color="#92D050"/>
      <style:text-properties fo:hyphenate="false"/>
    </style:style>
    <style:style style:name="fnPresent-address" style:display-name="fnPresent-address" style:family="paragraph" style:parent-style-name="History">
      <style:paragraph-properties fo:background-color="#92D050"/>
      <style:text-properties fo:hyphenate="false"/>
    </style:style>
    <style:style style:name="fnPresented-at" style:display-name="fnPresented-at" style:family="paragraph" style:parent-style-name="History">
      <style:paragraph-properties fo:background-color="#92D050"/>
      <style:text-properties fo:hyphenate="false"/>
    </style:style>
    <style:style style:name="fnSupplementary-material" style:display-name="fnSupplementary-material" style:family="paragraph" style:parent-style-name="History">
      <style:paragraph-properties fo:background-color="#92D050"/>
      <style:text-properties fo:hyphenate="false"/>
    </style:style>
    <style:style style:name="fnFinancial-disclosure" style:display-name="fnFinancial-disclosure" style:family="paragraph" style:parent-style-name="History">
      <style:paragraph-properties fo:background-color="#92D050"/>
      <style:text-properties fo:hyphenate="false"/>
    </style:style>
    <style:style style:name="fnSupported-by" style:display-name="fnSupported-by" style:family="paragraph" style:parent-style-name="History">
      <style:paragraph-properties fo:background-color="#92D050"/>
      <style:text-properties fo:hyphenate="false"/>
    </style:style>
    <style:style style:name="fnConflict" style:display-name="fnConflict" style:family="paragraph" style:parent-style-name="History">
      <style:paragraph-properties fo:background-color="#92D050"/>
      <style:text-properties fo:hyphenate="false"/>
    </style:style>
    <style:style style:name="fnAuthor-notesOther" style:display-name="fnAuthor-notesOther" style:family="paragraph" style:parent-style-name="Normal">
      <style:paragraph-properties fo:border-top="0.0208in solid #000000" fo:border-left="none" fo:border-bottom="none" fo:border-right="none" fo:padding-top="0.0416in" fo:padding-left="0in" fo:padding-bottom="0in" fo:padding-right="0in" style:shadow="none" fo:margin-top="0.0833in" fo:margin-bottom="0.0833in"/>
      <style:text-properties style:font-name="Cambria" fo:letter-spacing="-0.0013in" style:letter-kerning="true" fo:font-size="8pt" style:font-size-asian="8pt" style:font-size-complex="8pt" fo:hyphenate="false"/>
    </style:style>
    <style:style style:name="fnArticleOther" style:display-name="fnArticleOther" style:family="paragraph" style:parent-style-name="History">
      <style:paragraph-properties fo:background-color="#92D050"/>
      <style:text-properties fo:hyphenate="false"/>
    </style:style>
    <style:style style:name="fnAuthor-notesContributions" style:display-name="fnAuthor-notesContributions" style:family="paragraph" style:parent-style-name="Editor">
      <style:text-properties fo:hyphenate="false"/>
    </style:style>
    <style:style style:name="fnEqual" style:display-name="fnEqual" style:family="paragraph" style:parent-style-name="History">
      <style:paragraph-properties fo:background-color="#92D050"/>
      <style:text-properties fo:hyphenate="false"/>
    </style:style>
    <style:style style:name="MençãoPendente" style:display-name="Menção Pendente" style:family="text">
      <style:text-properties fo:color="#808080" fo:background-color="#E6E6E6"/>
    </style:style>
    <style:style style:name="ArticleDOIChar" style:display-name="ArticleDOI Char" style:family="text" style:parent-style-name="Base_TextChar">
      <style:text-properties style:font-name="Century Gothic" style:font-name-asian="Calibri" style:font-name-complex="Times New Roman" fo:font-weight="bold" style:font-weight-asian="bold" fo:color="#000000" fo:font-size="7.5pt" style:font-size-asian="7.5pt" style:font-size-complex="7.5pt" fo:language="en" fo:country="US"/>
    </style:style>
    <style:style style:name="ECPara_baseChar" style:display-name="ECPara_base Char" style:family="text" style:parent-style-name="Fonteparág.padrão">
      <style:text-properties style:font-name="Times New Roman" style:font-name-asian="Times New Roman" style:font-name-complex="Times New Roman" fo:font-size="12pt" style:font-size-asian="12pt" style:font-size-complex="12pt"/>
    </style:style>
    <style:style style:name="FigureSourceChar" style:display-name="FigureSource Char" style:family="text" style:parent-style-name="ECPara_baseChar">
      <style:text-properties style:font-name="Century Gothic" style:font-name-asian="Calibri" style:font-name-complex="Futura Std Condensed Light" fo:color="#000000" fo:letter-spacing="-0.0027in" style:text-scale="90%" fo:font-size="8pt" style:font-size-asian="8pt" style:font-size-complex="9pt" style:rfc-language-tag="es-ES_tradnl" fo:language="es"/>
    </style:style>
    <style:style style:name="LicenseParaAlt" style:display-name="LicenseParaAlt" style:family="paragraph" style:parent-style-name="Normal">
      <style:paragraph-properties style:text-autospace="none" fo:text-align="end" style:vertical-align="middle" style:line-height-at-least="0.1666in"/>
      <style:text-properties style:font-name="Century Gothic" style:font-name-complex="Futura Std Condensed" fo:font-weight="bold" style:font-weight-asian="bold" fo:color="#000000" style:text-scale="90%" fo:font-size="7pt" style:font-size-asian="7pt" style:font-size-complex="7pt" fo:hyphenate="false"/>
    </style:style>
    <style:style style:name="bolditalic" style:display-name="bold italic" style:family="text">
      <style:text-properties fo:font-weight="bold" style:font-weight-asian="bold" style:font-weight-complex="bold" fo:font-style="italic" style:font-style-asian="italic" style:font-style-complex="italic"/>
    </style:style>
    <style:style style:name="super" style:display-name="super" style:family="text">
      <style:text-properties style:text-position="super 63.6%"/>
    </style:style>
    <style:style style:name="italic" style:display-name="italic" style:family="text">
      <style:text-properties fo:font-style="italic" style:font-style-asian="italic" style:font-style-complex="italic"/>
    </style:style>
    <style:style style:name="bold" style:display-name="bold" style:family="text">
      <style:text-properties fo:font-weight="bold" style:font-weight-asian="bold" style:font-weight-complex="bold"/>
    </style:style>
    <style:style style:name="hyperlinkOK" style:display-name="hyperlink OK" style:family="text">
      <style:text-properties style:font-name="Cambria" style:font-name-complex="Cambria" style:use-window-font-color="true" fo:font-size="10.5pt" style:font-size-asian="10.5pt" style:font-size-complex="10.5pt"/>
    </style:style>
    <style:style style:name="pubNameFooter" style:display-name="pubNameFooter" style:family="paragraph" style:parent-style-name="Normal">
      <style:paragraph-properties style:text-autospace="none" style:vertical-align="middle" style:line-height-at-least="0.1458in">
        <style:tab-stops>
          <style:tab-stop style:type="right" style:position="6.4576in"/>
        </style:tab-stops>
      </style:paragraph-properties>
      <style:text-properties style:font-name="Century Gothic" style:font-name-complex="Futura Std Condensed Light" fo:color="#000000" fo:letter-spacing="-0.0027in" style:text-scale="90%" fo:font-size="8pt" style:font-size-asian="8pt" style:font-size-complex="8pt" fo:hyphenate="false"/>
    </style:style>
    <style:style style:name="NoParagraphStyle" style:display-name="[No Paragraph Style]" style:family="paragraph">
      <style:paragraph-properties style:text-autospace="none" style:vertical-align="middle" fo:margin-bottom="0in" fo:line-height="120%"/>
      <style:text-properties style:font-name="MinionPro-Regular" style:font-name-complex="MinionPro-Regular" fo:color="#000000" fo:font-size="12pt" style:font-size-asian="12pt" style:font-size-complex="12pt" fo:language="en" fo:country="US" fo:hyphenate="false"/>
    </style:style>
    <style:style style:name="sub" style:display-name="sub" style:family="text">
      <style:text-properties style:text-position="sub 63.6%"/>
    </style:style>
    <style:style style:name="subitalic" style:display-name="sub italic" style:family="text">
      <style:text-properties fo:font-style="italic" style:font-style-asian="italic" style:font-style-complex="italic" style:text-position="sub 63.6%"/>
    </style:style>
    <style:style style:name="TextodoEspaçoReservado" style:display-name="Texto do Espaço Reservado" style:family="text">
      <style:text-properties fo:color="#808080"/>
    </style:style>
    <style:style style:name="ArticleTitle-Trans1Alt" style:display-name="ArticleTitle-Trans1Alt" style:family="paragraph" style:parent-style-name="ArticleTitle-Trans1">
      <style:paragraph-properties fo:margin-bottom="0.1111in"/>
      <style:text-properties fo:hyphenate="false"/>
    </style:style>
    <style:style style:name="Table" style:display-name="Table" style:family="paragraph" style:parent-style-name="Normal" style:next-style-name="NoParagraphStyle">
      <style:paragraph-properties fo:text-align="center"/>
      <style:text-properties fo:hyphenate="false"/>
    </style:style>
    <style:style style:name="Textodenotaderodapé" style:display-name="Texto de nota de rodapé" style:family="paragraph" style:parent-style-name="Normal">
      <style:text-properties fo:font-size="10pt" style:font-size-asian="10pt" style:font-size-complex="10pt" fo:hyphenate="false"/>
    </style:style>
    <style:style style:name="TextodenotaderodapéChar" style:display-name="Texto de nota de rodapé Char" style:family="text">
      <style:text-properties style:font-name="Times New Roman" style:font-name-asian="Times New Roman" style:font-name-complex="Times New Roman" fo:font-size="10pt" style:font-size-asian="10pt" style:font-size-complex="10pt"/>
    </style:style>
    <style:style style:name="Ref.denotaderodapé" style:display-name="Ref. de nota de rodapé" style:family="text">
      <style:text-properties style:text-position="super 63.6%"/>
    </style:style>
    <style:style style:name="Heading1Alt" style:display-name="Heading1Alt" style:family="paragraph" style:parent-style-name="Heading1" style:next-style-name="NoParagraphStyle">
      <style:paragraph-properties fo:margin-top="0.25in" fo:margin-bottom="0.0972in"/>
      <style:text-properties fo:hyphenate="false"/>
    </style:style>
    <style:style style:name="Citação1" style:display-name="Citação1" style:family="paragraph" style:parent-style-name="Paragraph">
      <style:paragraph-properties fo:margin-top="0.0833in" fo:margin-bottom="0.0833in" fo:margin-left="0.3937in">
        <style:tab-stops/>
      </style:paragraph-properties>
      <style:text-properties fo:font-size="9.5pt" style:font-size-asian="9.5pt" fo:hyphenate="false"/>
    </style:style>
    <style:style style:name="superitalic" style:display-name="super italic" style:family="text">
      <style:text-properties fo:font-style="italic" style:font-style-asian="italic" style:text-position="super 63.6%"/>
    </style:style>
    <style:style style:name="superbolditalic" style:display-name="super bold italic" style:family="text">
      <style:text-properties fo:font-weight="bold" style:font-weight-asian="bold" fo:font-style="italic" style:font-style-asian="italic" style:text-position="super 63.6%"/>
    </style:style>
    <style:style style:name="superbold" style:display-name="super bold" style:family="text">
      <style:text-properties fo:font-weight="bold" style:font-weight-asian="bold" style:text-position="super 63.6%"/>
    </style:style>
    <style:style style:name="subbolditalic" style:display-name="sub bold italic" style:family="text">
      <style:text-properties fo:font-weight="bold" style:font-weight-asian="bold" fo:font-style="italic" style:font-style-asian="italic" style:text-position="sub 63.6%"/>
    </style:style>
    <style:style style:name="subbold" style:display-name="sub bold" style:family="text">
      <style:text-properties fo:font-weight="bold" style:font-weight-asian="bold" style:text-position="sub 63.6%"/>
    </style:style>
    <style:style style:name="Hyperlink1" style:display-name="Hyperlink1" style:family="text">
      <style:text-properties style:font-name="Cambria" style:font-name-complex="Cambria" fo:color="#EC008B" fo:font-size="10.5pt" style:font-size-asian="10.5pt" style:font-size-complex="10.5pt"/>
    </style:style>
    <style:style style:name="cite_PEN" style:display-name="cite_PEN" style:family="text">
      <style:text-properties fo:font-weight="normal" style:font-weight-asian="normal" fo:font-style="normal" style:font-style-asian="normal" fo:text-transform="none" fo:font-variant="normal" style:text-line-through-type="none" text:display="true" fo:color="#000000" style:letter-kerning="false" style:text-position="0% 100%" fo:background-color="#FF0066" style:text-underline-type="none" style:text-underline-color="font-color"/>
    </style:style>
    <style:style style:name="Editor" style:display-name="Editor" style:family="paragraph" style:parent-style-name="History">
      <style:paragraph-properties fo:border-top="0.0069in solid #000000" fo:border-left="none" fo:border-bottom="none" fo:border-right="none" fo:padding-top="0.1111in" fo:padding-left="0in" fo:padding-bottom="0in" fo:padding-right="0in" style:shadow="none"/>
      <style:text-properties fo:hyphenate="false"/>
    </style:style>
    <style:style style:name="FigureCaptionAlt" style:display-name="FigureCaptionAlt" style:family="paragraph" style:parent-style-name="FigureCaption">
      <style:paragraph-properties fo:margin-bottom="0in"/>
      <style:text-properties fo:hyphenate="false"/>
    </style:style>
    <style:style style:name="Heading-Supplementary-material" style:display-name="Heading-Supplementary-material" style:family="paragraph" style:parent-style-name="Heading1">
      <style:paragraph-properties fo:background-color="#92D050"/>
      <style:text-properties fo:hyphenate="false"/>
    </style:style>
    <style:style style:name="Heading5Alt" style:display-name="Heading5Alt" style:family="paragraph" style:parent-style-name="Heading5">
      <style:text-properties fo:hyphenate="false"/>
    </style:style>
    <style:style style:name="separatorButton" style:display-name="separatorButton" style:family="paragraph" style:parent-style-name="Paragraph">
      <style:paragraph-properties fo:background-color="#92D050"/>
      <style:text-properties fo:hyphenate="false"/>
    </style:style>
    <style:style style:name="supplementary-material" style:display-name="supplementary-material" style:family="paragraph" style:parent-style-name="Paragraph">
      <style:paragraph-properties fo:background-color="#92D050"/>
      <style:text-properties fo:hyphenate="false"/>
    </style:style>
    <style:style style:name="TableFootnoteAlt" style:display-name="TableFootnoteAlt" style:family="paragraph" style:parent-style-name="TableFootnote">
      <style:paragraph-properties fo:margin-bottom="0in"/>
      <style:text-properties fo:hyphenate="false"/>
    </style:style>
    <style:style style:name="TableFootnote-Trans1Alt" style:display-name="TableFootnote-Trans1Alt" style:family="paragraph" style:parent-style-name="TableFootnote-Trans1">
      <style:paragraph-properties fo:margin-top="0in"/>
      <style:text-properties fo:hyphenate="false"/>
    </style:style>
    <style:style style:name="FigureCaption-Trans1Alt" style:display-name="FigureCaption-Trans1Alt" style:family="paragraph" style:parent-style-name="FigureCaption-Trans1">
      <style:paragraph-properties fo:margin-bottom="0in"/>
      <style:text-properties fo:hyphenate="false"/>
    </style:style>
    <style:style style:name="TableTitleAlt" style:display-name="TableTitleAlt" style:family="paragraph" style:parent-style-name="TableTitle">
      <style:paragraph-properties fo:margin-bottom="0in"/>
      <style:text-properties fo:hyphenate="false"/>
    </style:style>
    <style:style style:name="TableTitle-Trans1Alt" style:display-name="TableTitle-Trans1Alt" style:family="paragraph" style:parent-style-name="TableTitle-Trans1">
      <style:paragraph-properties fo:margin-top="0in"/>
      <style:text-properties fo:hyphenate="false"/>
    </style:style>
    <style:style style:name="Citação" style:display-name="Citação"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çãoChar" style:display-name="Citação Char" style:family="text">
      <style:text-properties style:font-name="Times New Roman" style:font-name-asian="Times New Roman" style:font-name-complex="Times New Roman" fo:font-style="italic" style:font-style-asian="italic" style:font-style-complex="italic" fo:color="#404040" fo:font-size="12pt" style:font-size-asian="12pt" style:font-size-complex="12pt"/>
    </style:style>
    <style:style style:name="Ênfase" style:display-name="Ênfase" style:family="text">
      <style:text-properties fo:font-style="italic" style:font-style-asian="italic" style:font-style-complex="italic"/>
    </style:style>
    <style:style style:name="Bibliografia" style:display-name="Bibliografia" style:family="paragraph" style:parent-style-name="Normal" style:next-style-name="Normal">
      <style:text-properties fo:hyphenate="false"/>
    </style:style>
    <style:style style:name="Destinatário" style:display-name="Destinatário" style:family="paragraph" style:parent-style-name="Normal">
      <style:paragraph-properties fo:margin-left="1.9687in">
        <style:tab-stops/>
      </style:paragraph-properties>
      <style:text-properties style:font-name="Calibri Light" fo:hyphenate="false"/>
    </style:style>
    <style:style style:name="Recuonormal" style:display-name="Recuo normal" style:family="paragraph" style:parent-style-name="Normal">
      <style:paragraph-properties fo:margin-left="0.4916in">
        <style:tab-stops/>
      </style:paragraph-properties>
      <style:text-properties fo:hyphenate="false"/>
    </style:style>
    <style:style style:name="Bullet" style:display-name="Bullet" style:family="paragraph" style:parent-style-name="Paragraph">
      <style:text-properties fo:hyphenate="false"/>
    </style:style>
    <style:style style:name="Referenced" style:display-name="Referenced" style:family="paragraph" style:parent-style-name="BulletList1">
      <style:text-properties fo:hyphenate="false"/>
    </style:style>
    <style:style style:name="Refrence" style:display-name="Refrence" style:family="paragraph" style:parent-style-name="BulletList1">
      <style:text-properties fo:hyphenate="false"/>
    </style:style>
    <style:style style:name="alt-edited" style:display-name="alt-edited" style:family="text" style:parent-style-name="Fonteparág.padrão"/>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23" style:display-name="LFO23">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4" style:display-name="LFO24">
      <text:list-level-style-bullet text:level="1" text:style-name="WW_CharLFO2LVL1" text:bullet-char="o">
        <style:list-level-properties text:space-before="0.1972in" text:min-label-width="0.25in" text:list-level-position-and-space-mode="label-alignment">
          <style:list-level-label-alignment text:label-followed-by="listtab" fo:margin-left="0.4472in" fo:text-indent="-0.25in"/>
        </style:list-level-properties>
        <style:text-properties style:font-name="Courier New"/>
      </text:list-level-style-bullet>
      <text:list-level-style-bullet text:level="2" text:style-name="WW_CharLFO2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5" style:display-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style:display-name="LFO26">
      <text:list-level-style-number text:level="1" style:num-suffix="." style:num-format="a" style:num-letter-sync="true">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page-layout style:name="PL1">
      <style:page-layout-properties fo:page-width="8.268in" fo:page-height="11.693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166in"/>
      </style:header-style>
      <style:footer-style>
        <style:header-footer-properties style:dynamic-spacing="true" fo:min-height="0.2951in"/>
      </style:footer-style>
    </style:page-layout>
  </office:automatic-styles>
  <office:master-styles>
    <style:master-page style:name="MP0" style:page-layout-name="PL0">
      <style:footer>
        <text:p text:style-name="Footnote"><text:s/></text:p>
      </style:footer>
    </style:master-page>
    <style:master-page style:name="MP1" style:page-layout-name="PL1">
      <style:footer>
        <text:p text:style-name="Footnot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urbe</meta:initial-creator>
    <dc:creator>Paulo Nascimento Neto</dc:creator>
    <meta:creation-date>2019-11-07T01:17:00Z</meta:creation-date>
    <dc:date>2019-11-07T01:18:00Z</dc:date>
    <meta:print-date>2018-01-02T18:01:00Z</meta:print-date>
    <meta:template xlink:href="Normal.dotm" xlink:type="simple"/>
    <meta:editing-cycles>2</meta:editing-cycles>
    <meta:editing-duration>PT60S</meta:editing-duration>
    <meta:user-defined meta:name="MTWinEqns" meta:value-type="boolean">true</meta:user-defined>
    <meta:user-defined meta:name="x_a" meta:value-type="boolean">false</meta:user-defined>
    <meta:user-defined meta:name="x_p" meta:value-type="boolean">false</meta:user-defined>
    <meta:user-defined meta:name="x_t" meta:value-type="boolean">true</meta:user-defined>
    <meta:document-statistic meta:page-count="4" meta:paragraph-count="18" meta:word-count="1464" meta:character-count="9354" meta:row-count="65" meta:non-whitespace-character-count="7908"/>
  </office:meta>
</office:document-meta>
</file>